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0" table:default-cell-style-name="Default"/>
        <table:table-row table:style-name="ro1" table:number-rows-repeated="2">
          <table:table-cell table:number-columns-repeated="40"/>
        </table:table-row>
        <table:table-row table:style-name="ro1">
          <table:table-cell/>
          <table:table-cell office:value-type="float" office:value="-110.86129">
            <text:p>-110.86129</text:p>
          </table:table-cell>
          <table:table-cell office:value-type="float" office:value="-54.367196">
            <text:p>-54.367196</text:p>
          </table:table-cell>
          <table:table-cell office:value-type="float" office:value="-110.86129">
            <text:p>-110.86129</text:p>
          </table:table-cell>
          <table:table-cell office:value-type="float" office:value="-54.367196">
            <text:p>-54.367196</text:p>
          </table:table-cell>
          <table:table-cell office:value-type="float" office:value="0">
            <text:p>0</text:p>
          </table:table-cell>
          <table:table-cell/>
          <table:table-cell office:value-type="float" office:value="-111.9308">
            <text:p>-111.9308</text:p>
          </table:table-cell>
          <table:table-cell office:value-type="float" office:value="-81.996433">
            <text:p>-81.996433</text:p>
          </table:table-cell>
          <table:table-cell office:value-type="float" office:value="-111.9308">
            <text:p>-111.9308</text:p>
          </table:table-cell>
          <table:table-cell office:value-type="float" office:value="-81.996433">
            <text:p>-81.996433</text:p>
          </table:table-cell>
          <table:table-cell office:value-type="float" office:value="0">
            <text:p>0</text:p>
          </table:table-cell>
          <table:table-cell/>
          <table:table-cell office:value-type="float" office:value="-134.74722">
            <text:p>-134.74722</text:p>
          </table:table-cell>
          <table:table-cell office:value-type="float" office:value="-46.880567">
            <text:p>-46.880567</text:p>
          </table:table-cell>
          <table:table-cell office:value-type="float" office:value="-134.74722">
            <text:p>-134.74722</text:p>
          </table:table-cell>
          <table:table-cell office:value-type="float" office:value="-46.880567">
            <text:p>-46.880567</text:p>
          </table:table-cell>
          <table:table-cell office:value-type="float" office:value="0">
            <text:p>0</text:p>
          </table:table-cell>
          <table:table-cell/>
          <table:table-cell table:number-columns-repeated="2"/>
          <table:table-cell table:number-columns-repeated="2"/>
          <table:table-cell office:value-type="float" office:value="-110.86129">
            <text:p>-110.86129</text:p>
          </table:table-cell>
          <table:table-cell office:value-type="float" office:value="-54.367196">
            <text:p>-54.367196</text:p>
          </table:table-cell>
          <table:table-cell office:value-type="float" office:value="-110.86129">
            <text:p>-110.86129</text:p>
          </table:table-cell>
          <table:table-cell table:formula="of:=[.E3]*-1+400" office:value-type="float" office:value="454.367196">
            <text:p>454.367196</text:p>
          </table:table-cell>
          <table:table-cell office:value-type="float" office:value="0">
            <text:p>0</text:p>
          </table:table-cell>
          <table:table-cell/>
          <table:table-cell office:value-type="float" office:value="-111.9308">
            <text:p>-111.9308</text:p>
          </table:table-cell>
          <table:table-cell office:value-type="float" office:value="-81.996433">
            <text:p>-81.996433</text:p>
          </table:table-cell>
          <table:table-cell office:value-type="float" office:value="-111.9308">
            <text:p>-111.9308</text:p>
          </table:table-cell>
          <table:table-cell table:formula="of:=[.K3]*-1+400" office:value-type="float" office:value="481.996433">
            <text:p>481.996433</text:p>
          </table:table-cell>
          <table:table-cell office:value-type="float" office:value="0">
            <text:p>0</text:p>
          </table:table-cell>
          <table:table-cell/>
          <table:table-cell office:value-type="float" office:value="-134.74722">
            <text:p>-134.74722</text:p>
          </table:table-cell>
          <table:table-cell office:value-type="float" office:value="-46.880567">
            <text:p>-46.880567</text:p>
          </table:table-cell>
          <table:table-cell office:value-type="float" office:value="-134.74722">
            <text:p>-134.74722</text:p>
          </table:table-cell>
          <table:table-cell table:formula="of:=[.Q3]*-1+400" office:value-type="float" office:value="446.880567">
            <text:p>446.88056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5.52585">
            <text:p>-5.52585</text:p>
          </table:table-cell>
          <table:table-cell office:value-type="float" office:value="8.734398">
            <text:p>8.734398</text:p>
          </table:table-cell>
          <table:table-cell table:formula="of:=[.D3]+[.B4]" office:value-type="float" office:value="-116.38714">
            <text:p>-116.38714</text:p>
          </table:table-cell>
          <table:table-cell table:formula="of:=[.E3]+[.C4]" office:value-type="float" office:value="-45.632798">
            <text:p>-45.632798</text:p>
          </table:table-cell>
          <table:table-cell office:value-type="float" office:value="0">
            <text:p>0</text:p>
          </table:table-cell>
          <table:table-cell/>
          <table:table-cell office:value-type="float" office:value="25.668429">
            <text:p>25.668429</text:p>
          </table:table-cell>
          <table:table-cell office:value-type="float" office:value="-16.399288">
            <text:p>-16.399288</text:p>
          </table:table-cell>
          <table:table-cell table:formula="of:=[.J3]+[.H4]" office:value-type="float" office:value="-86.262371">
            <text:p>-86.262371</text:p>
          </table:table-cell>
          <table:table-cell table:formula="of:=[.K3]+[.I4]" office:value-type="float" office:value="-98.395721">
            <text:p>-98.395721</text:p>
          </table:table-cell>
          <table:table-cell office:value-type="float" office:value="0">
            <text:p>0</text:p>
          </table:table-cell>
          <table:table-cell/>
          <table:table-cell office:value-type="float" office:value="-7.30837">
            <text:p>-7.30837</text:p>
          </table:table-cell>
          <table:table-cell office:value-type="float" office:value="3.030303">
            <text:p>3.030303</text:p>
          </table:table-cell>
          <table:table-cell table:formula="of:=[.P3]+[.N4]" office:value-type="float" office:value="-142.05559">
            <text:p>-142.05559</text:p>
          </table:table-cell>
          <table:table-cell table:formula="of:=[.Q3]+[.O4]" office:value-type="float" office:value="-43.850264">
            <text:p>-43.85026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5.52585">
            <text:p>-5.52585</text:p>
          </table:table-cell>
          <table:table-cell office:value-type="float" office:value="8.734398">
            <text:p>8.734398</text:p>
          </table:table-cell>
          <table:table-cell table:formula="of:=[.Z3]+[.X4]" office:value-type="float" office:value="-116.38714">
            <text:p>-116.38714</text:p>
          </table:table-cell>
          <table:table-cell table:formula="of:=[.E4]*-1+400" office:value-type="float" office:value="445.632798">
            <text:p>445.632798</text:p>
          </table:table-cell>
          <table:table-cell office:value-type="float" office:value="0">
            <text:p>0</text:p>
          </table:table-cell>
          <table:table-cell/>
          <table:table-cell office:value-type="float" office:value="25.668429">
            <text:p>25.668429</text:p>
          </table:table-cell>
          <table:table-cell office:value-type="float" office:value="-16.399288">
            <text:p>-16.399288</text:p>
          </table:table-cell>
          <table:table-cell table:formula="of:=[.AF3]+[.AD4]" office:value-type="float" office:value="-86.262371">
            <text:p>-86.262371</text:p>
          </table:table-cell>
          <table:table-cell table:formula="of:=[.K4]*-1+400" office:value-type="float" office:value="498.395721">
            <text:p>498.395721</text:p>
          </table:table-cell>
          <table:table-cell office:value-type="float" office:value="0">
            <text:p>0</text:p>
          </table:table-cell>
          <table:table-cell/>
          <table:table-cell office:value-type="float" office:value="-7.30837">
            <text:p>-7.30837</text:p>
          </table:table-cell>
          <table:table-cell office:value-type="float" office:value="3.030303">
            <text:p>3.030303</text:p>
          </table:table-cell>
          <table:table-cell table:formula="of:=[.AL3]+[.AJ4]" office:value-type="float" office:value="-142.05559">
            <text:p>-142.05559</text:p>
          </table:table-cell>
          <table:table-cell table:formula="of:=[.Q4]*-1+400" office:value-type="float" office:value="443.850264">
            <text:p>443.85026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1.96077">
            <text:p>-1.96077</text:p>
          </table:table-cell>
          <table:table-cell office:value-type="float" office:value="9.982174">
            <text:p>9.982174</text:p>
          </table:table-cell>
          <table:table-cell table:formula="of:=[.D4]+[.B5]" office:value-type="float" office:value="-118.34791">
            <text:p>-118.34791</text:p>
          </table:table-cell>
          <table:table-cell table:formula="of:=[.E4]+[.C5]" office:value-type="float" office:value="-35.650624">
            <text:p>-35.650624</text:p>
          </table:table-cell>
          <table:table-cell office:value-type="float" office:value="0">
            <text:p>0</text:p>
          </table:table-cell>
          <table:table-cell/>
          <table:table-cell office:value-type="float" office:value="24.24243">
            <text:p>24.24243</text:p>
          </table:table-cell>
          <table:table-cell office:value-type="float" office:value="-7.130119">
            <text:p>-7.130119</text:p>
          </table:table-cell>
          <table:table-cell table:formula="of:=[.J4]+[.H5]" office:value-type="float" office:value="-62.019941">
            <text:p>-62.019941</text:p>
          </table:table-cell>
          <table:table-cell table:formula="of:=[.K4]+[.I5]" office:value-type="float" office:value="-105.52584">
            <text:p>-105.52584</text:p>
          </table:table-cell>
          <table:table-cell office:value-type="float" office:value="0">
            <text:p>0</text:p>
          </table:table-cell>
          <table:table-cell/>
          <table:table-cell office:value-type="float" office:value="-10.16042">
            <text:p>-10.16042</text:p>
          </table:table-cell>
          <table:table-cell office:value-type="float" office:value="5.704102">
            <text:p>5.704102</text:p>
          </table:table-cell>
          <table:table-cell table:formula="of:=[.P4]+[.N5]" office:value-type="float" office:value="-152.21601">
            <text:p>-152.21601</text:p>
          </table:table-cell>
          <table:table-cell table:formula="of:=[.Q4]+[.O5]" office:value-type="float" office:value="-38.146162">
            <text:p>-38.146162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1.96077">
            <text:p>-1.96077</text:p>
          </table:table-cell>
          <table:table-cell office:value-type="float" office:value="9.982174">
            <text:p>9.982174</text:p>
          </table:table-cell>
          <table:table-cell table:formula="of:=[.Z4]+[.X5]" office:value-type="float" office:value="-118.34791">
            <text:p>-118.34791</text:p>
          </table:table-cell>
          <table:table-cell table:formula="of:=[.E5]*-1+400" office:value-type="float" office:value="435.650624">
            <text:p>435.650624</text:p>
          </table:table-cell>
          <table:table-cell office:value-type="float" office:value="0">
            <text:p>0</text:p>
          </table:table-cell>
          <table:table-cell/>
          <table:table-cell office:value-type="float" office:value="24.24243">
            <text:p>24.24243</text:p>
          </table:table-cell>
          <table:table-cell office:value-type="float" office:value="-7.130119">
            <text:p>-7.130119</text:p>
          </table:table-cell>
          <table:table-cell table:formula="of:=[.AF4]+[.AD5]" office:value-type="float" office:value="-62.019941">
            <text:p>-62.019941</text:p>
          </table:table-cell>
          <table:table-cell table:formula="of:=[.K5]*-1+400" office:value-type="float" office:value="505.52584">
            <text:p>505.52584</text:p>
          </table:table-cell>
          <table:table-cell office:value-type="float" office:value="0">
            <text:p>0</text:p>
          </table:table-cell>
          <table:table-cell/>
          <table:table-cell office:value-type="float" office:value="-10.16042">
            <text:p>-10.16042</text:p>
          </table:table-cell>
          <table:table-cell office:value-type="float" office:value="5.704102">
            <text:p>5.704102</text:p>
          </table:table-cell>
          <table:table-cell table:formula="of:=[.AL4]+[.AJ5]" office:value-type="float" office:value="-152.21601">
            <text:p>-152.21601</text:p>
          </table:table-cell>
          <table:table-cell table:formula="of:=[.Q5]*-1+400" office:value-type="float" office:value="438.146162">
            <text:p>438.14616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53475">
            <text:p>0.53475</text:p>
          </table:table-cell>
          <table:table-cell office:value-type="float" office:value="16.934045">
            <text:p>16.934045</text:p>
          </table:table-cell>
          <table:table-cell table:formula="of:=[.D5]+[.B6]" office:value-type="float" office:value="-117.81316">
            <text:p>-117.81316</text:p>
          </table:table-cell>
          <table:table-cell table:formula="of:=[.E5]+[.C6]" office:value-type="float" office:value="-18.716579">
            <text:p>-18.716579</text:p>
          </table:table-cell>
          <table:table-cell office:value-type="float" office:value="0">
            <text:p>0</text:p>
          </table:table-cell>
          <table:table-cell/>
          <table:table-cell office:value-type="float" office:value="27.807496">
            <text:p>27.807496</text:p>
          </table:table-cell>
          <table:table-cell office:value-type="float" office:value="-1.42603">
            <text:p>-1.42603</text:p>
          </table:table-cell>
          <table:table-cell table:formula="of:=[.J5]+[.H6]" office:value-type="float" office:value="-34.212445">
            <text:p>-34.212445</text:p>
          </table:table-cell>
          <table:table-cell table:formula="of:=[.K5]+[.I6]" office:value-type="float" office:value="-106.95187">
            <text:p>-106.95187</text:p>
          </table:table-cell>
          <table:table-cell office:value-type="float" office:value="0">
            <text:p>0</text:p>
          </table:table-cell>
          <table:table-cell/>
          <table:table-cell office:value-type="float" office:value="-9.09091">
            <text:p>-9.09091</text:p>
          </table:table-cell>
          <table:table-cell office:value-type="float" office:value="4.278071">
            <text:p>4.278071</text:p>
          </table:table-cell>
          <table:table-cell table:formula="of:=[.P5]+[.N6]" office:value-type="float" office:value="-161.30692">
            <text:p>-161.30692</text:p>
          </table:table-cell>
          <table:table-cell table:formula="of:=[.Q5]+[.O6]" office:value-type="float" office:value="-33.868091">
            <text:p>-33.86809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0.53475">
            <text:p>0.53475</text:p>
          </table:table-cell>
          <table:table-cell office:value-type="float" office:value="16.934045">
            <text:p>16.934045</text:p>
          </table:table-cell>
          <table:table-cell table:formula="of:=[.Z5]+[.X6]" office:value-type="float" office:value="-117.81316">
            <text:p>-117.81316</text:p>
          </table:table-cell>
          <table:table-cell table:formula="of:=[.E6]*-1+400" office:value-type="float" office:value="418.716579">
            <text:p>418.716579</text:p>
          </table:table-cell>
          <table:table-cell office:value-type="float" office:value="0">
            <text:p>0</text:p>
          </table:table-cell>
          <table:table-cell/>
          <table:table-cell office:value-type="float" office:value="27.807496">
            <text:p>27.807496</text:p>
          </table:table-cell>
          <table:table-cell office:value-type="float" office:value="-1.42603">
            <text:p>-1.42603</text:p>
          </table:table-cell>
          <table:table-cell table:formula="of:=[.AF5]+[.AD6]" office:value-type="float" office:value="-34.212445">
            <text:p>-34.212445</text:p>
          </table:table-cell>
          <table:table-cell table:formula="of:=[.K6]*-1+400" office:value-type="float" office:value="506.95187">
            <text:p>506.95187</text:p>
          </table:table-cell>
          <table:table-cell office:value-type="float" office:value="0">
            <text:p>0</text:p>
          </table:table-cell>
          <table:table-cell/>
          <table:table-cell office:value-type="float" office:value="-9.09091">
            <text:p>-9.09091</text:p>
          </table:table-cell>
          <table:table-cell office:value-type="float" office:value="4.278071">
            <text:p>4.278071</text:p>
          </table:table-cell>
          <table:table-cell table:formula="of:=[.AL5]+[.AJ6]" office:value-type="float" office:value="-161.30692">
            <text:p>-161.30692</text:p>
          </table:table-cell>
          <table:table-cell table:formula="of:=[.Q6]*-1+400" office:value-type="float" office:value="433.868091">
            <text:p>433.86809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.85205">
            <text:p>2.85205</text:p>
          </table:table-cell>
          <table:table-cell office:value-type="float" office:value="7.664891">
            <text:p>7.664891</text:p>
          </table:table-cell>
          <table:table-cell table:formula="of:=[.D6]+[.B7]" office:value-type="float" office:value="-114.96111">
            <text:p>-114.96111</text:p>
          </table:table-cell>
          <table:table-cell table:formula="of:=[.E6]+[.C7]" office:value-type="float" office:value="-11.051688">
            <text:p>-11.051688</text:p>
          </table:table-cell>
          <table:table-cell office:value-type="float" office:value="0">
            <text:p>0</text:p>
          </table:table-cell>
          <table:table-cell/>
          <table:table-cell office:value-type="float" office:value="29.2335104">
            <text:p>29.2335104</text:p>
          </table:table-cell>
          <table:table-cell office:value-type="float" office:value="4.27808">
            <text:p>4.27808</text:p>
          </table:table-cell>
          <table:table-cell table:formula="of:=[.J6]+[.H7]" office:value-type="float" office:value="-4.9789346">
            <text:p>-4.9789346</text:p>
          </table:table-cell>
          <table:table-cell table:formula="of:=[.K6]+[.I7]" office:value-type="float" office:value="-102.67379">
            <text:p>-102.67379</text:p>
          </table:table-cell>
          <table:table-cell office:value-type="float" office:value="0">
            <text:p>0</text:p>
          </table:table-cell>
          <table:table-cell/>
          <table:table-cell office:value-type="float" office:value="-9.80392">
            <text:p>-9.80392</text:p>
          </table:table-cell>
          <table:table-cell office:value-type="float" office:value="1.426024">
            <text:p>1.426024</text:p>
          </table:table-cell>
          <table:table-cell table:formula="of:=[.P6]+[.N7]" office:value-type="float" office:value="-171.11084">
            <text:p>-171.11084</text:p>
          </table:table-cell>
          <table:table-cell table:formula="of:=[.Q6]+[.O7]" office:value-type="float" office:value="-32.442067">
            <text:p>-32.44206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2.85205">
            <text:p>2.85205</text:p>
          </table:table-cell>
          <table:table-cell office:value-type="float" office:value="7.664891">
            <text:p>7.664891</text:p>
          </table:table-cell>
          <table:table-cell table:formula="of:=[.Z6]+[.X7]" office:value-type="float" office:value="-114.96111">
            <text:p>-114.96111</text:p>
          </table:table-cell>
          <table:table-cell table:formula="of:=[.E7]*-1+400" office:value-type="float" office:value="411.051688">
            <text:p>411.051688</text:p>
          </table:table-cell>
          <table:table-cell office:value-type="float" office:value="0">
            <text:p>0</text:p>
          </table:table-cell>
          <table:table-cell/>
          <table:table-cell office:value-type="float" office:value="29.2335104">
            <text:p>29.2335104</text:p>
          </table:table-cell>
          <table:table-cell office:value-type="float" office:value="4.27808">
            <text:p>4.27808</text:p>
          </table:table-cell>
          <table:table-cell table:formula="of:=[.AF6]+[.AD7]" office:value-type="float" office:value="-4.9789346">
            <text:p>-4.9789346</text:p>
          </table:table-cell>
          <table:table-cell table:formula="of:=[.K7]*-1+400" office:value-type="float" office:value="502.67379">
            <text:p>502.67379</text:p>
          </table:table-cell>
          <table:table-cell office:value-type="float" office:value="0">
            <text:p>0</text:p>
          </table:table-cell>
          <table:table-cell/>
          <table:table-cell office:value-type="float" office:value="-9.80392">
            <text:p>-9.80392</text:p>
          </table:table-cell>
          <table:table-cell office:value-type="float" office:value="1.426024">
            <text:p>1.426024</text:p>
          </table:table-cell>
          <table:table-cell table:formula="of:=[.AL6]+[.AJ7]" office:value-type="float" office:value="-171.11084">
            <text:p>-171.11084</text:p>
          </table:table-cell>
          <table:table-cell table:formula="of:=[.Q7]*-1+400" office:value-type="float" office:value="432.442067">
            <text:p>432.44206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.0606">
            <text:p>6.0606</text:p>
          </table:table-cell>
          <table:table-cell office:value-type="float" office:value="5.7040951">
            <text:p>5.7040951</text:p>
          </table:table-cell>
          <table:table-cell table:formula="of:=[.D7]+[.B8]" office:value-type="float" office:value="-108.90051">
            <text:p>-108.90051</text:p>
          </table:table-cell>
          <table:table-cell table:formula="of:=[.E7]+[.C8]" office:value-type="float" office:value="-5.3475929">
            <text:p>-5.3475929</text:p>
          </table:table-cell>
          <table:table-cell office:value-type="float" office:value="0">
            <text:p>0</text:p>
          </table:table-cell>
          <table:table-cell/>
          <table:table-cell office:value-type="float" office:value="22.8163896">
            <text:p>22.8163896</text:p>
          </table:table-cell>
          <table:table-cell office:value-type="float" office:value="10.695183">
            <text:p>10.695183</text:p>
          </table:table-cell>
          <table:table-cell table:formula="of:=[.J7]+[.H8]" office:value-type="float" office:value="17.837455">
            <text:p>17.837455</text:p>
          </table:table-cell>
          <table:table-cell table:formula="of:=[.K7]+[.I8]" office:value-type="float" office:value="-91.978607">
            <text:p>-91.978607</text:p>
          </table:table-cell>
          <table:table-cell office:value-type="float" office:value="0">
            <text:p>0</text:p>
          </table:table-cell>
          <table:table-cell/>
          <table:table-cell office:value-type="float" office:value="-11.94296">
            <text:p>-11.94296</text:p>
          </table:table-cell>
          <table:table-cell office:value-type="float" office:value="-1.247769">
            <text:p>-1.247769</text:p>
          </table:table-cell>
          <table:table-cell table:formula="of:=[.P7]+[.N8]" office:value-type="float" office:value="-183.0538">
            <text:p>-183.0538</text:p>
          </table:table-cell>
          <table:table-cell table:formula="of:=[.Q7]+[.O8]" office:value-type="float" office:value="-33.689836">
            <text:p>-33.68983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6.0606">
            <text:p>6.0606</text:p>
          </table:table-cell>
          <table:table-cell office:value-type="float" office:value="5.7040951">
            <text:p>5.7040951</text:p>
          </table:table-cell>
          <table:table-cell table:formula="of:=[.Z7]+[.X8]" office:value-type="float" office:value="-108.90051">
            <text:p>-108.90051</text:p>
          </table:table-cell>
          <table:table-cell table:formula="of:=[.E8]*-1+400" office:value-type="float" office:value="405.3475929">
            <text:p>405.3475929</text:p>
          </table:table-cell>
          <table:table-cell office:value-type="float" office:value="0">
            <text:p>0</text:p>
          </table:table-cell>
          <table:table-cell/>
          <table:table-cell office:value-type="float" office:value="22.8163896">
            <text:p>22.8163896</text:p>
          </table:table-cell>
          <table:table-cell office:value-type="float" office:value="10.695183">
            <text:p>10.695183</text:p>
          </table:table-cell>
          <table:table-cell table:formula="of:=[.AF7]+[.AD8]" office:value-type="float" office:value="17.837455">
            <text:p>17.837455</text:p>
          </table:table-cell>
          <table:table-cell table:formula="of:=[.K8]*-1+400" office:value-type="float" office:value="491.978607">
            <text:p>491.978607</text:p>
          </table:table-cell>
          <table:table-cell office:value-type="float" office:value="0">
            <text:p>0</text:p>
          </table:table-cell>
          <table:table-cell/>
          <table:table-cell office:value-type="float" office:value="-11.94296">
            <text:p>-11.94296</text:p>
          </table:table-cell>
          <table:table-cell office:value-type="float" office:value="-1.247769">
            <text:p>-1.247769</text:p>
          </table:table-cell>
          <table:table-cell table:formula="of:=[.AL7]+[.AJ8]" office:value-type="float" office:value="-183.0538">
            <text:p>-183.0538</text:p>
          </table:table-cell>
          <table:table-cell table:formula="of:=[.Q8]*-1+400" office:value-type="float" office:value="433.689836">
            <text:p>433.68983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.02139">
            <text:p>8.02139</text:p>
          </table:table-cell>
          <table:table-cell office:value-type="float" office:value="2.8520545">
            <text:p>2.8520545</text:p>
          </table:table-cell>
          <table:table-cell table:formula="of:=[.D8]+[.B9]" office:value-type="float" office:value="-100.87912">
            <text:p>-100.87912</text:p>
          </table:table-cell>
          <table:table-cell table:formula="of:=[.E8]+[.C9]" office:value-type="float" office:value="-2.4955384">
            <text:p>-2.4955384</text:p>
          </table:table-cell>
          <table:table-cell office:value-type="float" office:value="0">
            <text:p>0</text:p>
          </table:table-cell>
          <table:table-cell/>
          <table:table-cell office:value-type="float" office:value="17.82532">
            <text:p>17.82532</text:p>
          </table:table-cell>
          <table:table-cell office:value-type="float" office:value="14.260252">
            <text:p>14.260252</text:p>
          </table:table-cell>
          <table:table-cell table:formula="of:=[.J8]+[.H9]" office:value-type="float" office:value="35.662775">
            <text:p>35.662775</text:p>
          </table:table-cell>
          <table:table-cell table:formula="of:=[.K8]+[.I9]" office:value-type="float" office:value="-77.718355">
            <text:p>-77.718355</text:p>
          </table:table-cell>
          <table:table-cell office:value-type="float" office:value="0">
            <text:p>0</text:p>
          </table:table-cell>
          <table:table-cell/>
          <table:table-cell office:value-type="float" office:value="-10.16043">
            <text:p>-10.16043</text:p>
          </table:table-cell>
          <table:table-cell office:value-type="float" office:value="-4.099824">
            <text:p>-4.099824</text:p>
          </table:table-cell>
          <table:table-cell table:formula="of:=[.P8]+[.N9]" office:value-type="float" office:value="-193.21423">
            <text:p>-193.21423</text:p>
          </table:table-cell>
          <table:table-cell table:formula="of:=[.Q8]+[.O9]" office:value-type="float" office:value="-37.78966">
            <text:p>-37.7896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8.02139">
            <text:p>8.02139</text:p>
          </table:table-cell>
          <table:table-cell office:value-type="float" office:value="2.8520545">
            <text:p>2.8520545</text:p>
          </table:table-cell>
          <table:table-cell table:formula="of:=[.Z8]+[.X9]" office:value-type="float" office:value="-100.87912">
            <text:p>-100.87912</text:p>
          </table:table-cell>
          <table:table-cell table:formula="of:=[.E9]*-1+400" office:value-type="float" office:value="402.4955384">
            <text:p>402.4955384</text:p>
          </table:table-cell>
          <table:table-cell office:value-type="float" office:value="0">
            <text:p>0</text:p>
          </table:table-cell>
          <table:table-cell/>
          <table:table-cell office:value-type="float" office:value="17.82532">
            <text:p>17.82532</text:p>
          </table:table-cell>
          <table:table-cell office:value-type="float" office:value="14.260252">
            <text:p>14.260252</text:p>
          </table:table-cell>
          <table:table-cell table:formula="of:=[.AF8]+[.AD9]" office:value-type="float" office:value="35.662775">
            <text:p>35.662775</text:p>
          </table:table-cell>
          <table:table-cell table:formula="of:=[.K9]*-1+400" office:value-type="float" office:value="477.718355">
            <text:p>477.718355</text:p>
          </table:table-cell>
          <table:table-cell office:value-type="float" office:value="0">
            <text:p>0</text:p>
          </table:table-cell>
          <table:table-cell/>
          <table:table-cell office:value-type="float" office:value="-10.16043">
            <text:p>-10.16043</text:p>
          </table:table-cell>
          <table:table-cell office:value-type="float" office:value="-4.099824">
            <text:p>-4.099824</text:p>
          </table:table-cell>
          <table:table-cell table:formula="of:=[.AL8]+[.AJ9]" office:value-type="float" office:value="-193.21423">
            <text:p>-193.21423</text:p>
          </table:table-cell>
          <table:table-cell table:formula="of:=[.Q9]*-1+400" office:value-type="float" office:value="437.78966">
            <text:p>437.7896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.130121">
            <text:p>7.130121</text:p>
          </table:table-cell>
          <table:table-cell office:value-type="float" office:value="0.3565026">
            <text:p>0.3565026</text:p>
          </table:table-cell>
          <table:table-cell table:formula="of:=[.D9]+[.B10]" office:value-type="float" office:value="-93.748999">
            <text:p>-93.748999</text:p>
          </table:table-cell>
          <table:table-cell table:formula="of:=[.E9]+[.C10]" office:value-type="float" office:value="-2.1390358">
            <text:p>-2.1390358</text:p>
          </table:table-cell>
          <table:table-cell office:value-type="float" office:value="0">
            <text:p>0</text:p>
          </table:table-cell>
          <table:table-cell/>
          <table:table-cell office:value-type="float" office:value="17.11229">
            <text:p>17.11229</text:p>
          </table:table-cell>
          <table:table-cell office:value-type="float" office:value="21.390372">
            <text:p>21.390372</text:p>
          </table:table-cell>
          <table:table-cell table:formula="of:=[.J9]+[.H10]" office:value-type="float" office:value="52.775065">
            <text:p>52.775065</text:p>
          </table:table-cell>
          <table:table-cell table:formula="of:=[.K9]+[.I10]" office:value-type="float" office:value="-56.327983">
            <text:p>-56.327983</text:p>
          </table:table-cell>
          <table:table-cell office:value-type="float" office:value="0">
            <text:p>0</text:p>
          </table:table-cell>
          <table:table-cell/>
          <table:table-cell office:value-type="float" office:value="-10.51693">
            <text:p>-10.51693</text:p>
          </table:table-cell>
          <table:table-cell office:value-type="float" office:value="-4.456326">
            <text:p>-4.456326</text:p>
          </table:table-cell>
          <table:table-cell table:formula="of:=[.P9]+[.N10]" office:value-type="float" office:value="-203.73116">
            <text:p>-203.73116</text:p>
          </table:table-cell>
          <table:table-cell table:formula="of:=[.Q9]+[.O10]" office:value-type="float" office:value="-42.245986">
            <text:p>-42.24598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7.130121">
            <text:p>7.130121</text:p>
          </table:table-cell>
          <table:table-cell office:value-type="float" office:value="0.3565026">
            <text:p>0.3565026</text:p>
          </table:table-cell>
          <table:table-cell table:formula="of:=[.Z9]+[.X10]" office:value-type="float" office:value="-93.748999">
            <text:p>-93.748999</text:p>
          </table:table-cell>
          <table:table-cell table:formula="of:=[.E10]*-1+400" office:value-type="float" office:value="402.1390358">
            <text:p>402.1390358</text:p>
          </table:table-cell>
          <table:table-cell office:value-type="float" office:value="0">
            <text:p>0</text:p>
          </table:table-cell>
          <table:table-cell/>
          <table:table-cell office:value-type="float" office:value="17.11229">
            <text:p>17.11229</text:p>
          </table:table-cell>
          <table:table-cell office:value-type="float" office:value="21.390372">
            <text:p>21.390372</text:p>
          </table:table-cell>
          <table:table-cell table:formula="of:=[.AF9]+[.AD10]" office:value-type="float" office:value="52.775065">
            <text:p>52.775065</text:p>
          </table:table-cell>
          <table:table-cell table:formula="of:=[.K10]*-1+400" office:value-type="float" office:value="456.327983">
            <text:p>456.327983</text:p>
          </table:table-cell>
          <table:table-cell office:value-type="float" office:value="0">
            <text:p>0</text:p>
          </table:table-cell>
          <table:table-cell/>
          <table:table-cell office:value-type="float" office:value="-10.51693">
            <text:p>-10.51693</text:p>
          </table:table-cell>
          <table:table-cell office:value-type="float" office:value="-4.456326">
            <text:p>-4.456326</text:p>
          </table:table-cell>
          <table:table-cell table:formula="of:=[.AL9]+[.AJ10]" office:value-type="float" office:value="-203.73116">
            <text:p>-203.73116</text:p>
          </table:table-cell>
          <table:table-cell table:formula="of:=[.Q10]*-1+400" office:value-type="float" office:value="442.245986">
            <text:p>442.24598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.734404">
            <text:p>8.734404</text:p>
          </table:table-cell>
          <table:table-cell office:value-type="float" office:value="-4.9910836">
            <text:p>-4.9910836</text:p>
          </table:table-cell>
          <table:table-cell table:formula="of:=[.D10]+[.B11]" office:value-type="float" office:value="-85.014595">
            <text:p>-85.014595</text:p>
          </table:table-cell>
          <table:table-cell table:formula="of:=[.E10]+[.C11]" office:value-type="float" office:value="-7.1301194">
            <text:p>-7.1301194</text:p>
          </table:table-cell>
          <table:table-cell office:value-type="float" office:value="0">
            <text:p>0</text:p>
          </table:table-cell>
          <table:table-cell/>
          <table:table-cell office:value-type="float" office:value="12.12122">
            <text:p>12.12122</text:p>
          </table:table-cell>
          <table:table-cell office:value-type="float" office:value="27.094473">
            <text:p>27.094473</text:p>
          </table:table-cell>
          <table:table-cell table:formula="of:=[.J10]+[.H11]" office:value-type="float" office:value="64.896285">
            <text:p>64.896285</text:p>
          </table:table-cell>
          <table:table-cell table:formula="of:=[.K10]+[.I11]" office:value-type="float" office:value="-29.23351">
            <text:p>-29.23351</text:p>
          </table:table-cell>
          <table:table-cell office:value-type="float" office:value="0">
            <text:p>0</text:p>
          </table:table-cell>
          <table:table-cell/>
          <table:table-cell office:value-type="float" office:value="-8.91265">
            <text:p>-8.91265</text:p>
          </table:table-cell>
          <table:table-cell office:value-type="float" office:value="-3.030302">
            <text:p>-3.030302</text:p>
          </table:table-cell>
          <table:table-cell table:formula="of:=[.P10]+[.N11]" office:value-type="float" office:value="-212.64381">
            <text:p>-212.64381</text:p>
          </table:table-cell>
          <table:table-cell table:formula="of:=[.Q10]+[.O11]" office:value-type="float" office:value="-45.276288">
            <text:p>-45.276288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8.734404">
            <text:p>8.734404</text:p>
          </table:table-cell>
          <table:table-cell office:value-type="float" office:value="-4.9910836">
            <text:p>-4.9910836</text:p>
          </table:table-cell>
          <table:table-cell table:formula="of:=[.Z10]+[.X11]" office:value-type="float" office:value="-85.014595">
            <text:p>-85.014595</text:p>
          </table:table-cell>
          <table:table-cell table:formula="of:=[.E11]*-1+400" office:value-type="float" office:value="407.1301194">
            <text:p>407.1301194</text:p>
          </table:table-cell>
          <table:table-cell office:value-type="float" office:value="0">
            <text:p>0</text:p>
          </table:table-cell>
          <table:table-cell/>
          <table:table-cell office:value-type="float" office:value="12.12122">
            <text:p>12.12122</text:p>
          </table:table-cell>
          <table:table-cell office:value-type="float" office:value="27.094473">
            <text:p>27.094473</text:p>
          </table:table-cell>
          <table:table-cell table:formula="of:=[.AF10]+[.AD11]" office:value-type="float" office:value="64.896285">
            <text:p>64.896285</text:p>
          </table:table-cell>
          <table:table-cell table:formula="of:=[.K11]*-1+400" office:value-type="float" office:value="429.23351">
            <text:p>429.23351</text:p>
          </table:table-cell>
          <table:table-cell office:value-type="float" office:value="0">
            <text:p>0</text:p>
          </table:table-cell>
          <table:table-cell/>
          <table:table-cell office:value-type="float" office:value="-8.91265">
            <text:p>-8.91265</text:p>
          </table:table-cell>
          <table:table-cell office:value-type="float" office:value="-3.030302">
            <text:p>-3.030302</text:p>
          </table:table-cell>
          <table:table-cell table:formula="of:=[.AL10]+[.AJ11]" office:value-type="float" office:value="-212.64381">
            <text:p>-212.64381</text:p>
          </table:table-cell>
          <table:table-cell table:formula="of:=[.Q11]*-1+400" office:value-type="float" office:value="445.276288">
            <text:p>445.27628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.873434">
            <text:p>10.873434</text:p>
          </table:table-cell>
          <table:table-cell office:value-type="float" office:value="-10.8734406">
            <text:p>-10.8734406</text:p>
          </table:table-cell>
          <table:table-cell table:formula="of:=[.D11]+[.B12]" office:value-type="float" office:value="-74.141161">
            <text:p>-74.141161</text:p>
          </table:table-cell>
          <table:table-cell table:formula="of:=[.E11]+[.C12]" office:value-type="float" office:value="-18.00356">
            <text:p>-18.00356</text:p>
          </table:table-cell>
          <table:table-cell office:value-type="float" office:value="0">
            <text:p>0</text:p>
          </table:table-cell>
          <table:table-cell/>
          <table:table-cell office:value-type="float" office:value="3.56507">
            <text:p>3.56507</text:p>
          </table:table-cell>
          <table:table-cell office:value-type="float" office:value="28.63426696">
            <text:p>28.63426696</text:p>
          </table:table-cell>
          <table:table-cell table:formula="of:=[.J11]+[.H12]" office:value-type="float" office:value="68.461355">
            <text:p>68.461355</text:p>
          </table:table-cell>
          <table:table-cell table:formula="of:=[.K11]+[.I12]" office:value-type="float" office:value="-0.599243039999987">
            <text:p>-0.59924304</text:p>
          </table:table-cell>
          <table:table-cell office:value-type="float" office:value="0">
            <text:p>0</text:p>
          </table:table-cell>
          <table:table-cell/>
          <table:table-cell office:value-type="float" office:value="-9.09091">
            <text:p>-9.09091</text:p>
          </table:table-cell>
          <table:table-cell office:value-type="float" office:value="-1.247776">
            <text:p>-1.247776</text:p>
          </table:table-cell>
          <table:table-cell table:formula="of:=[.P11]+[.N12]" office:value-type="float" office:value="-221.73472">
            <text:p>-221.73472</text:p>
          </table:table-cell>
          <table:table-cell table:formula="of:=[.Q11]+[.O12]" office:value-type="float" office:value="-46.524064">
            <text:p>-46.52406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10.873434">
            <text:p>10.873434</text:p>
          </table:table-cell>
          <table:table-cell office:value-type="float" office:value="-10.8734406">
            <text:p>-10.8734406</text:p>
          </table:table-cell>
          <table:table-cell table:formula="of:=[.Z11]+[.X12]" office:value-type="float" office:value="-74.141161">
            <text:p>-74.141161</text:p>
          </table:table-cell>
          <table:table-cell table:formula="of:=[.E12]*-1+400" office:value-type="float" office:value="418.00356">
            <text:p>418.00356</text:p>
          </table:table-cell>
          <table:table-cell office:value-type="float" office:value="0">
            <text:p>0</text:p>
          </table:table-cell>
          <table:table-cell/>
          <table:table-cell office:value-type="float" office:value="3.56507">
            <text:p>3.56507</text:p>
          </table:table-cell>
          <table:table-cell office:value-type="float" office:value="28.63426696">
            <text:p>28.63426696</text:p>
          </table:table-cell>
          <table:table-cell table:formula="of:=[.AF11]+[.AD12]" office:value-type="float" office:value="68.461355">
            <text:p>68.461355</text:p>
          </table:table-cell>
          <table:table-cell table:formula="of:=[.K12]*-1+400" office:value-type="float" office:value="400.59924304">
            <text:p>400.59924304</text:p>
          </table:table-cell>
          <table:table-cell office:value-type="float" office:value="0">
            <text:p>0</text:p>
          </table:table-cell>
          <table:table-cell/>
          <table:table-cell office:value-type="float" office:value="-9.09091">
            <text:p>-9.09091</text:p>
          </table:table-cell>
          <table:table-cell office:value-type="float" office:value="-1.247776">
            <text:p>-1.247776</text:p>
          </table:table-cell>
          <table:table-cell table:formula="of:=[.AL11]+[.AJ12]" office:value-type="float" office:value="-221.73472">
            <text:p>-221.73472</text:p>
          </table:table-cell>
          <table:table-cell table:formula="of:=[.Q12]*-1+400" office:value-type="float" office:value="446.524064">
            <text:p>446.52406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.634588">
            <text:p>4.634588</text:p>
          </table:table-cell>
          <table:table-cell office:value-type="float" office:value="-9.803926">
            <text:p>-9.803926</text:p>
          </table:table-cell>
          <table:table-cell table:formula="of:=[.D12]+[.B13]" office:value-type="float" office:value="-69.506573">
            <text:p>-69.506573</text:p>
          </table:table-cell>
          <table:table-cell table:formula="of:=[.E12]+[.C13]" office:value-type="float" office:value="-27.807486">
            <text:p>-27.807486</text:p>
          </table:table-cell>
          <table:table-cell office:value-type="float" office:value="0">
            <text:p>0</text:p>
          </table:table-cell>
          <table:table-cell/>
          <table:table-cell office:value-type="float" office:value="-3.56507">
            <text:p>-3.56507</text:p>
          </table:table-cell>
          <table:table-cell office:value-type="float" office:value="24.84166204">
            <text:p>24.84166204</text:p>
          </table:table-cell>
          <table:table-cell table:formula="of:=[.J12]+[.H13]" office:value-type="float" office:value="64.896285">
            <text:p>64.896285</text:p>
          </table:table-cell>
          <table:table-cell table:formula="of:=[.K12]+[.I13]" office:value-type="float" office:value="24.242419">
            <text:p>24.242419</text:p>
          </table:table-cell>
          <table:table-cell office:value-type="float" office:value="0">
            <text:p>0</text:p>
          </table:table-cell>
          <table:table-cell/>
          <table:table-cell office:value-type="float" office:value="-6.77362">
            <text:p>-6.77362</text:p>
          </table:table-cell>
          <table:table-cell office:value-type="float" office:value="2.139042">
            <text:p>2.139042</text:p>
          </table:table-cell>
          <table:table-cell table:formula="of:=[.P12]+[.N13]" office:value-type="float" office:value="-228.50834">
            <text:p>-228.50834</text:p>
          </table:table-cell>
          <table:table-cell table:formula="of:=[.Q12]+[.O13]" office:value-type="float" office:value="-44.385022">
            <text:p>-44.385022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4.634588">
            <text:p>4.634588</text:p>
          </table:table-cell>
          <table:table-cell office:value-type="float" office:value="-9.803926">
            <text:p>-9.803926</text:p>
          </table:table-cell>
          <table:table-cell table:formula="of:=[.Z12]+[.X13]" office:value-type="float" office:value="-69.506573">
            <text:p>-69.506573</text:p>
          </table:table-cell>
          <table:table-cell table:formula="of:=[.E13]*-1+400" office:value-type="float" office:value="427.807486">
            <text:p>427.807486</text:p>
          </table:table-cell>
          <table:table-cell office:value-type="float" office:value="0">
            <text:p>0</text:p>
          </table:table-cell>
          <table:table-cell/>
          <table:table-cell office:value-type="float" office:value="-3.56507">
            <text:p>-3.56507</text:p>
          </table:table-cell>
          <table:table-cell office:value-type="float" office:value="24.84166204">
            <text:p>24.84166204</text:p>
          </table:table-cell>
          <table:table-cell table:formula="of:=[.AF12]+[.AD13]" office:value-type="float" office:value="64.896285">
            <text:p>64.896285</text:p>
          </table:table-cell>
          <table:table-cell table:formula="of:=[.K13]*-1+400" office:value-type="float" office:value="375.757581">
            <text:p>375.757581</text:p>
          </table:table-cell>
          <table:table-cell office:value-type="float" office:value="0">
            <text:p>0</text:p>
          </table:table-cell>
          <table:table-cell/>
          <table:table-cell office:value-type="float" office:value="-6.77362">
            <text:p>-6.77362</text:p>
          </table:table-cell>
          <table:table-cell office:value-type="float" office:value="2.139042">
            <text:p>2.139042</text:p>
          </table:table-cell>
          <table:table-cell table:formula="of:=[.AL12]+[.AJ13]" office:value-type="float" office:value="-228.50834">
            <text:p>-228.50834</text:p>
          </table:table-cell>
          <table:table-cell table:formula="of:=[.Q13]*-1+400" office:value-type="float" office:value="444.385022">
            <text:p>444.38502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20856">
            <text:p>3.20856</text:p>
          </table:table-cell>
          <table:table-cell office:value-type="float" office:value="-10.87344">
            <text:p>-10.87344</text:p>
          </table:table-cell>
          <table:table-cell table:formula="of:=[.D13]+[.B14]" office:value-type="float" office:value="-66.298013">
            <text:p>-66.298013</text:p>
          </table:table-cell>
          <table:table-cell table:formula="of:=[.E13]+[.C14]" office:value-type="float" office:value="-38.680926">
            <text:p>-38.680926</text:p>
          </table:table-cell>
          <table:table-cell office:value-type="float" office:value="0">
            <text:p>0</text:p>
          </table:table-cell>
          <table:table-cell/>
          <table:table-cell office:value-type="float" office:value="-5.70411">
            <text:p>-5.70411</text:p>
          </table:table-cell>
          <table:table-cell office:value-type="float" office:value="17.825326">
            <text:p>17.825326</text:p>
          </table:table-cell>
          <table:table-cell table:formula="of:=[.J13]+[.H14]" office:value-type="float" office:value="59.192175">
            <text:p>59.192175</text:p>
          </table:table-cell>
          <table:table-cell table:formula="of:=[.K13]+[.I14]" office:value-type="float" office:value="42.067745">
            <text:p>42.067745</text:p>
          </table:table-cell>
          <table:table-cell office:value-type="float" office:value="0">
            <text:p>0</text:p>
          </table:table-cell>
          <table:table-cell/>
          <table:table-cell office:value-type="float" office:value="-4.27808">
            <text:p>-4.27808</text:p>
          </table:table-cell>
          <table:table-cell office:value-type="float" office:value="5.704096">
            <text:p>5.704096</text:p>
          </table:table-cell>
          <table:table-cell table:formula="of:=[.P13]+[.N14]" office:value-type="float" office:value="-232.78642">
            <text:p>-232.78642</text:p>
          </table:table-cell>
          <table:table-cell table:formula="of:=[.Q13]+[.O14]" office:value-type="float" office:value="-38.680926">
            <text:p>-38.68092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3.20856">
            <text:p>3.20856</text:p>
          </table:table-cell>
          <table:table-cell office:value-type="float" office:value="-10.87344">
            <text:p>-10.87344</text:p>
          </table:table-cell>
          <table:table-cell table:formula="of:=[.Z13]+[.X14]" office:value-type="float" office:value="-66.298013">
            <text:p>-66.298013</text:p>
          </table:table-cell>
          <table:table-cell table:formula="of:=[.E14]*-1+400" office:value-type="float" office:value="438.680926">
            <text:p>438.680926</text:p>
          </table:table-cell>
          <table:table-cell office:value-type="float" office:value="0">
            <text:p>0</text:p>
          </table:table-cell>
          <table:table-cell/>
          <table:table-cell office:value-type="float" office:value="-5.70411">
            <text:p>-5.70411</text:p>
          </table:table-cell>
          <table:table-cell office:value-type="float" office:value="17.825326">
            <text:p>17.825326</text:p>
          </table:table-cell>
          <table:table-cell table:formula="of:=[.AF13]+[.AD14]" office:value-type="float" office:value="59.192175">
            <text:p>59.192175</text:p>
          </table:table-cell>
          <table:table-cell table:formula="of:=[.K14]*-1+400" office:value-type="float" office:value="357.932255">
            <text:p>357.932255</text:p>
          </table:table-cell>
          <table:table-cell office:value-type="float" office:value="0">
            <text:p>0</text:p>
          </table:table-cell>
          <table:table-cell/>
          <table:table-cell office:value-type="float" office:value="-4.27808">
            <text:p>-4.27808</text:p>
          </table:table-cell>
          <table:table-cell office:value-type="float" office:value="5.704096">
            <text:p>5.704096</text:p>
          </table:table-cell>
          <table:table-cell table:formula="of:=[.AL13]+[.AJ14]" office:value-type="float" office:value="-232.78642">
            <text:p>-232.78642</text:p>
          </table:table-cell>
          <table:table-cell table:formula="of:=[.Q14]*-1+400" office:value-type="float" office:value="438.680926">
            <text:p>438.68092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08198">
            <text:p>-11.408198</text:p>
          </table:table-cell>
          <table:table-cell table:formula="of:=[.D14]+[.B15]" office:value-type="float" office:value="-66.298013">
            <text:p>-66.298013</text:p>
          </table:table-cell>
          <table:table-cell table:formula="of:=[.E14]+[.C15]" office:value-type="float" office:value="-50.089124">
            <text:p>-50.089124</text:p>
          </table:table-cell>
          <table:table-cell office:value-type="float" office:value="0">
            <text:p>0</text:p>
          </table:table-cell>
          <table:table-cell/>
          <table:table-cell office:value-type="float" office:value="-9.26915">
            <text:p>-9.26915</text:p>
          </table:table-cell>
          <table:table-cell office:value-type="float" office:value="19.964341">
            <text:p>19.964341</text:p>
          </table:table-cell>
          <table:table-cell table:formula="of:=[.J14]+[.H15]" office:value-type="float" office:value="49.923025">
            <text:p>49.923025</text:p>
          </table:table-cell>
          <table:table-cell table:formula="of:=[.K14]+[.I15]" office:value-type="float" office:value="62.032086">
            <text:p>62.032086</text:p>
          </table:table-cell>
          <table:table-cell office:value-type="float" office:value="0">
            <text:p>0</text:p>
          </table:table-cell>
          <table:table-cell/>
          <table:table-cell office:value-type="float" office:value="-0.53475">
            <text:p>-0.53475</text:p>
          </table:table-cell>
          <table:table-cell office:value-type="float" office:value="9.090914">
            <text:p>9.090914</text:p>
          </table:table-cell>
          <table:table-cell table:formula="of:=[.P14]+[.N15]" office:value-type="float" office:value="-233.32117">
            <text:p>-233.32117</text:p>
          </table:table-cell>
          <table:table-cell table:formula="of:=[.Q14]+[.O15]" office:value-type="float" office:value="-29.590012">
            <text:p>-29.590012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0">
            <text:p>0</text:p>
          </table:table-cell>
          <table:table-cell office:value-type="float" office:value="-11.408198">
            <text:p>-11.408198</text:p>
          </table:table-cell>
          <table:table-cell table:formula="of:=[.Z14]+[.X15]" office:value-type="float" office:value="-66.298013">
            <text:p>-66.298013</text:p>
          </table:table-cell>
          <table:table-cell table:formula="of:=[.E15]*-1+400" office:value-type="float" office:value="450.089124">
            <text:p>450.089124</text:p>
          </table:table-cell>
          <table:table-cell office:value-type="float" office:value="0">
            <text:p>0</text:p>
          </table:table-cell>
          <table:table-cell/>
          <table:table-cell office:value-type="float" office:value="-9.26915">
            <text:p>-9.26915</text:p>
          </table:table-cell>
          <table:table-cell office:value-type="float" office:value="19.964341">
            <text:p>19.964341</text:p>
          </table:table-cell>
          <table:table-cell table:formula="of:=[.AF14]+[.AD15]" office:value-type="float" office:value="49.923025">
            <text:p>49.923025</text:p>
          </table:table-cell>
          <table:table-cell table:formula="of:=[.K15]*-1+400" office:value-type="float" office:value="337.967914">
            <text:p>337.967914</text:p>
          </table:table-cell>
          <table:table-cell office:value-type="float" office:value="0">
            <text:p>0</text:p>
          </table:table-cell>
          <table:table-cell/>
          <table:table-cell office:value-type="float" office:value="-0.53475">
            <text:p>-0.53475</text:p>
          </table:table-cell>
          <table:table-cell office:value-type="float" office:value="9.090914">
            <text:p>9.090914</text:p>
          </table:table-cell>
          <table:table-cell table:formula="of:=[.AL14]+[.AJ15]" office:value-type="float" office:value="-233.32117">
            <text:p>-233.32117</text:p>
          </table:table-cell>
          <table:table-cell table:formula="of:=[.Q15]*-1+400" office:value-type="float" office:value="429.590012">
            <text:p>429.5900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1.247766">
            <text:p>-1.247766</text:p>
          </table:table-cell>
          <table:table-cell office:value-type="float" office:value="-10.516931">
            <text:p>-10.516931</text:p>
          </table:table-cell>
          <table:table-cell table:formula="of:=[.D15]+[.B16]" office:value-type="float" office:value="-67.545779">
            <text:p>-67.545779</text:p>
          </table:table-cell>
          <table:table-cell table:formula="of:=[.E15]+[.C16]" office:value-type="float" office:value="-60.606055">
            <text:p>-60.606055</text:p>
          </table:table-cell>
          <table:table-cell office:value-type="float" office:value="0">
            <text:p>0</text:p>
          </table:table-cell>
          <table:table-cell/>
          <table:table-cell office:value-type="float" office:value="-13.54724">
            <text:p>-13.54724</text:p>
          </table:table-cell>
          <table:table-cell office:value-type="float" office:value="15.686283">
            <text:p>15.686283</text:p>
          </table:table-cell>
          <table:table-cell table:formula="of:=[.J15]+[.H16]" office:value-type="float" office:value="36.375785">
            <text:p>36.375785</text:p>
          </table:table-cell>
          <table:table-cell table:formula="of:=[.K15]+[.I16]" office:value-type="float" office:value="77.718369">
            <text:p>77.718369</text:p>
          </table:table-cell>
          <table:table-cell office:value-type="float" office:value="0">
            <text:p>0</text:p>
          </table:table-cell>
          <table:table-cell/>
          <table:table-cell office:value-type="float" office:value="2.31729">
            <text:p>2.31729</text:p>
          </table:table-cell>
          <table:table-cell office:value-type="float" office:value="13.725488">
            <text:p>13.725488</text:p>
          </table:table-cell>
          <table:table-cell table:formula="of:=[.P15]+[.N16]" office:value-type="float" office:value="-231.00388">
            <text:p>-231.00388</text:p>
          </table:table-cell>
          <table:table-cell table:formula="of:=[.Q15]+[.O16]" office:value-type="float" office:value="-15.864524">
            <text:p>-15.86452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1.247766">
            <text:p>-1.247766</text:p>
          </table:table-cell>
          <table:table-cell office:value-type="float" office:value="-10.516931">
            <text:p>-10.516931</text:p>
          </table:table-cell>
          <table:table-cell table:formula="of:=[.Z15]+[.X16]" office:value-type="float" office:value="-67.545779">
            <text:p>-67.545779</text:p>
          </table:table-cell>
          <table:table-cell table:formula="of:=[.E16]*-1+400" office:value-type="float" office:value="460.606055">
            <text:p>460.606055</text:p>
          </table:table-cell>
          <table:table-cell office:value-type="float" office:value="0">
            <text:p>0</text:p>
          </table:table-cell>
          <table:table-cell/>
          <table:table-cell office:value-type="float" office:value="-13.54724">
            <text:p>-13.54724</text:p>
          </table:table-cell>
          <table:table-cell office:value-type="float" office:value="15.686283">
            <text:p>15.686283</text:p>
          </table:table-cell>
          <table:table-cell table:formula="of:=[.AF15]+[.AD16]" office:value-type="float" office:value="36.375785">
            <text:p>36.375785</text:p>
          </table:table-cell>
          <table:table-cell table:formula="of:=[.K16]*-1+400" office:value-type="float" office:value="322.281631">
            <text:p>322.281631</text:p>
          </table:table-cell>
          <table:table-cell office:value-type="float" office:value="0">
            <text:p>0</text:p>
          </table:table-cell>
          <table:table-cell/>
          <table:table-cell office:value-type="float" office:value="2.31729">
            <text:p>2.31729</text:p>
          </table:table-cell>
          <table:table-cell office:value-type="float" office:value="13.725488">
            <text:p>13.725488</text:p>
          </table:table-cell>
          <table:table-cell table:formula="of:=[.AL15]+[.AJ16]" office:value-type="float" office:value="-231.00388">
            <text:p>-231.00388</text:p>
          </table:table-cell>
          <table:table-cell table:formula="of:=[.Q16]*-1+400" office:value-type="float" office:value="415.864524">
            <text:p>415.86452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5.704102">
            <text:p>-5.704102</text:p>
          </table:table-cell>
          <table:table-cell office:value-type="float" office:value="-6.595369">
            <text:p>-6.595369</text:p>
          </table:table-cell>
          <table:table-cell table:formula="of:=[.D16]+[.B17]" office:value-type="float" office:value="-73.249881">
            <text:p>-73.249881</text:p>
          </table:table-cell>
          <table:table-cell table:formula="of:=[.E16]+[.C17]" office:value-type="float" office:value="-67.201424">
            <text:p>-67.201424</text:p>
          </table:table-cell>
          <table:table-cell office:value-type="float" office:value="0">
            <text:p>0</text:p>
          </table:table-cell>
          <table:table-cell/>
          <table:table-cell office:value-type="float" office:value="-12.12121">
            <text:p>-12.12121</text:p>
          </table:table-cell>
          <table:table-cell office:value-type="float" office:value="12.121215">
            <text:p>12.121215</text:p>
          </table:table-cell>
          <table:table-cell table:formula="of:=[.J16]+[.H17]" office:value-type="float" office:value="24.254575">
            <text:p>24.254575</text:p>
          </table:table-cell>
          <table:table-cell table:formula="of:=[.K16]+[.I17]" office:value-type="float" office:value="89.839584">
            <text:p>89.839584</text:p>
          </table:table-cell>
          <table:table-cell office:value-type="float" office:value="0">
            <text:p>0</text:p>
          </table:table-cell>
          <table:table-cell/>
          <table:table-cell office:value-type="float" office:value="7.66488">
            <text:p>7.66488</text:p>
          </table:table-cell>
          <table:table-cell office:value-type="float" office:value="12.8342216">
            <text:p>12.8342216</text:p>
          </table:table-cell>
          <table:table-cell table:formula="of:=[.P16]+[.N17]" office:value-type="float" office:value="-223.339">
            <text:p>-223.339</text:p>
          </table:table-cell>
          <table:table-cell table:formula="of:=[.Q16]+[.O17]" office:value-type="float" office:value="-3.03030239999999">
            <text:p>-3.030302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5.704102">
            <text:p>-5.704102</text:p>
          </table:table-cell>
          <table:table-cell office:value-type="float" office:value="-6.595369">
            <text:p>-6.595369</text:p>
          </table:table-cell>
          <table:table-cell table:formula="of:=[.Z16]+[.X17]" office:value-type="float" office:value="-73.249881">
            <text:p>-73.249881</text:p>
          </table:table-cell>
          <table:table-cell table:formula="of:=[.E17]*-1+400" office:value-type="float" office:value="467.201424">
            <text:p>467.201424</text:p>
          </table:table-cell>
          <table:table-cell office:value-type="float" office:value="0">
            <text:p>0</text:p>
          </table:table-cell>
          <table:table-cell/>
          <table:table-cell office:value-type="float" office:value="-12.12121">
            <text:p>-12.12121</text:p>
          </table:table-cell>
          <table:table-cell office:value-type="float" office:value="12.121215">
            <text:p>12.121215</text:p>
          </table:table-cell>
          <table:table-cell table:formula="of:=[.AF16]+[.AD17]" office:value-type="float" office:value="24.254575">
            <text:p>24.254575</text:p>
          </table:table-cell>
          <table:table-cell table:formula="of:=[.K17]*-1+400" office:value-type="float" office:value="310.160416">
            <text:p>310.160416</text:p>
          </table:table-cell>
          <table:table-cell office:value-type="float" office:value="0">
            <text:p>0</text:p>
          </table:table-cell>
          <table:table-cell/>
          <table:table-cell office:value-type="float" office:value="7.66488">
            <text:p>7.66488</text:p>
          </table:table-cell>
          <table:table-cell office:value-type="float" office:value="12.8342216">
            <text:p>12.8342216</text:p>
          </table:table-cell>
          <table:table-cell table:formula="of:=[.AL16]+[.AJ17]" office:value-type="float" office:value="-223.339">
            <text:p>-223.339</text:p>
          </table:table-cell>
          <table:table-cell table:formula="of:=[.Q17]*-1+400" office:value-type="float" office:value="403.0303024">
            <text:p>403.030302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5.525847">
            <text:p>-5.525847</text:p>
          </table:table-cell>
          <table:table-cell office:value-type="float" office:value="-4.278072">
            <text:p>-4.278072</text:p>
          </table:table-cell>
          <table:table-cell table:formula="of:=[.D17]+[.B18]" office:value-type="float" office:value="-78.775728">
            <text:p>-78.775728</text:p>
          </table:table-cell>
          <table:table-cell table:formula="of:=[.E17]+[.C18]" office:value-type="float" office:value="-71.479496">
            <text:p>-71.479496</text:p>
          </table:table-cell>
          <table:table-cell office:value-type="float" office:value="0">
            <text:p>0</text:p>
          </table:table-cell>
          <table:table-cell/>
          <table:table-cell office:value-type="float" office:value="-19.2513396">
            <text:p>-19.2513396</text:p>
          </table:table-cell>
          <table:table-cell office:value-type="float" office:value="10.695176">
            <text:p>10.695176</text:p>
          </table:table-cell>
          <table:table-cell table:formula="of:=[.J17]+[.H18]" office:value-type="float" office:value="5.00323539999999">
            <text:p>5.0032354</text:p>
          </table:table-cell>
          <table:table-cell table:formula="of:=[.K17]+[.I18]" office:value-type="float" office:value="100.53476">
            <text:p>100.53476</text:p>
          </table:table-cell>
          <table:table-cell office:value-type="float" office:value="0">
            <text:p>0</text:p>
          </table:table-cell>
          <table:table-cell/>
          <table:table-cell office:value-type="float" office:value="10.16043">
            <text:p>10.16043</text:p>
          </table:table-cell>
          <table:table-cell office:value-type="float" office:value="12.1212164">
            <text:p>12.1212164</text:p>
          </table:table-cell>
          <table:table-cell table:formula="of:=[.P17]+[.N18]" office:value-type="float" office:value="-213.17857">
            <text:p>-213.17857</text:p>
          </table:table-cell>
          <table:table-cell table:formula="of:=[.Q17]+[.O18]" office:value-type="float" office:value="9.09091400000001">
            <text:p>9.09091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5.525847">
            <text:p>-5.525847</text:p>
          </table:table-cell>
          <table:table-cell office:value-type="float" office:value="-4.278072">
            <text:p>-4.278072</text:p>
          </table:table-cell>
          <table:table-cell table:formula="of:=[.Z17]+[.X18]" office:value-type="float" office:value="-78.775728">
            <text:p>-78.775728</text:p>
          </table:table-cell>
          <table:table-cell table:formula="of:=[.E18]*-1+400" office:value-type="float" office:value="471.479496">
            <text:p>471.479496</text:p>
          </table:table-cell>
          <table:table-cell office:value-type="float" office:value="0">
            <text:p>0</text:p>
          </table:table-cell>
          <table:table-cell/>
          <table:table-cell office:value-type="float" office:value="-19.2513396">
            <text:p>-19.2513396</text:p>
          </table:table-cell>
          <table:table-cell office:value-type="float" office:value="10.695176">
            <text:p>10.695176</text:p>
          </table:table-cell>
          <table:table-cell table:formula="of:=[.AF17]+[.AD18]" office:value-type="float" office:value="5.00323539999999">
            <text:p>5.0032354</text:p>
          </table:table-cell>
          <table:table-cell table:formula="of:=[.K18]*-1+400" office:value-type="float" office:value="299.46524">
            <text:p>299.46524</text:p>
          </table:table-cell>
          <table:table-cell office:value-type="float" office:value="0">
            <text:p>0</text:p>
          </table:table-cell>
          <table:table-cell/>
          <table:table-cell office:value-type="float" office:value="10.16043">
            <text:p>10.16043</text:p>
          </table:table-cell>
          <table:table-cell office:value-type="float" office:value="12.1212164">
            <text:p>12.1212164</text:p>
          </table:table-cell>
          <table:table-cell table:formula="of:=[.AL17]+[.AJ18]" office:value-type="float" office:value="-213.17857">
            <text:p>-213.17857</text:p>
          </table:table-cell>
          <table:table-cell table:formula="of:=[.Q18]*-1+400" office:value-type="float" office:value="390.909086">
            <text:p>390.90908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7.66489">
            <text:p>-7.66489</text:p>
          </table:table-cell>
          <table:table-cell office:value-type="float" office:value="-0.534764">
            <text:p>-0.534764</text:p>
          </table:table-cell>
          <table:table-cell table:formula="of:=[.D18]+[.B19]" office:value-type="float" office:value="-86.440618">
            <text:p>-86.440618</text:p>
          </table:table-cell>
          <table:table-cell table:formula="of:=[.E18]+[.C19]" office:value-type="float" office:value="-72.01426">
            <text:p>-72.01426</text:p>
          </table:table-cell>
          <table:table-cell office:value-type="float" office:value="0">
            <text:p>0</text:p>
          </table:table-cell>
          <table:table-cell/>
          <table:table-cell office:value-type="float" office:value="-17.1123004">
            <text:p>-17.1123004</text:p>
          </table:table-cell>
          <table:table-cell office:value-type="float" office:value="9.98217">
            <text:p>9.98217</text:p>
          </table:table-cell>
          <table:table-cell table:formula="of:=[.J18]+[.H19]" office:value-type="float" office:value="-12.109065">
            <text:p>-12.109065</text:p>
          </table:table-cell>
          <table:table-cell table:formula="of:=[.K18]+[.I19]" office:value-type="float" office:value="110.51693">
            <text:p>110.51693</text:p>
          </table:table-cell>
          <table:table-cell office:value-type="float" office:value="0">
            <text:p>0</text:p>
          </table:table-cell>
          <table:table-cell/>
          <table:table-cell office:value-type="float" office:value="8.91265">
            <text:p>8.91265</text:p>
          </table:table-cell>
          <table:table-cell office:value-type="float" office:value="7.308381">
            <text:p>7.308381</text:p>
          </table:table-cell>
          <table:table-cell table:formula="of:=[.P18]+[.N19]" office:value-type="float" office:value="-204.26592">
            <text:p>-204.26592</text:p>
          </table:table-cell>
          <table:table-cell table:formula="of:=[.Q18]+[.O19]" office:value-type="float" office:value="16.399295">
            <text:p>16.39929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7.66489">
            <text:p>-7.66489</text:p>
          </table:table-cell>
          <table:table-cell office:value-type="float" office:value="-0.534764">
            <text:p>-0.534764</text:p>
          </table:table-cell>
          <table:table-cell table:formula="of:=[.Z18]+[.X19]" office:value-type="float" office:value="-86.440618">
            <text:p>-86.440618</text:p>
          </table:table-cell>
          <table:table-cell table:formula="of:=[.E19]*-1+400" office:value-type="float" office:value="472.01426">
            <text:p>472.01426</text:p>
          </table:table-cell>
          <table:table-cell office:value-type="float" office:value="0">
            <text:p>0</text:p>
          </table:table-cell>
          <table:table-cell/>
          <table:table-cell office:value-type="float" office:value="-17.1123004">
            <text:p>-17.1123004</text:p>
          </table:table-cell>
          <table:table-cell office:value-type="float" office:value="9.98217">
            <text:p>9.98217</text:p>
          </table:table-cell>
          <table:table-cell table:formula="of:=[.AF18]+[.AD19]" office:value-type="float" office:value="-12.109065">
            <text:p>-12.109065</text:p>
          </table:table-cell>
          <table:table-cell table:formula="of:=[.K19]*-1+400" office:value-type="float" office:value="289.48307">
            <text:p>289.48307</text:p>
          </table:table-cell>
          <table:table-cell office:value-type="float" office:value="0">
            <text:p>0</text:p>
          </table:table-cell>
          <table:table-cell/>
          <table:table-cell office:value-type="float" office:value="8.91265">
            <text:p>8.91265</text:p>
          </table:table-cell>
          <table:table-cell office:value-type="float" office:value="7.308381">
            <text:p>7.308381</text:p>
          </table:table-cell>
          <table:table-cell table:formula="of:=[.AL18]+[.AJ19]" office:value-type="float" office:value="-204.26592">
            <text:p>-204.26592</text:p>
          </table:table-cell>
          <table:table-cell table:formula="of:=[.Q19]*-1+400" office:value-type="float" office:value="383.600705">
            <text:p>383.60070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9.625672">
            <text:p>-9.625672</text:p>
          </table:table-cell>
          <table:table-cell office:value-type="float" office:value="2.6738">
            <text:p>2.6738</text:p>
          </table:table-cell>
          <table:table-cell table:formula="of:=[.D19]+[.B20]" office:value-type="float" office:value="-96.06629">
            <text:p>-96.06629</text:p>
          </table:table-cell>
          <table:table-cell table:formula="of:=[.E19]+[.C20]" office:value-type="float" office:value="-69.34046">
            <text:p>-69.34046</text:p>
          </table:table-cell>
          <table:table-cell office:value-type="float" office:value="0">
            <text:p>0</text:p>
          </table:table-cell>
          <table:table-cell/>
          <table:table-cell office:value-type="float" office:value="27.80748">
            <text:p>27.80748</text:p>
          </table:table-cell>
          <table:table-cell office:value-type="float" office:value="0">
            <text:p>0</text:p>
          </table:table-cell>
          <table:table-cell table:formula="of:=[.J19]+[.H20]" office:value-type="float" office:value="15.698415">
            <text:p>15.698415</text:p>
          </table:table-cell>
          <table:table-cell table:formula="of:=[.K19]+[.I20]" office:value-type="float" office:value="110.51693">
            <text:p>110.51693</text:p>
          </table:table-cell>
          <table:table-cell office:value-type="float" office:value="0">
            <text:p>0</text:p>
          </table:table-cell>
          <table:table-cell/>
          <table:table-cell office:value-type="float" office:value="8.7344">
            <text:p>8.7344</text:p>
          </table:table-cell>
          <table:table-cell office:value-type="float" office:value="5.169331">
            <text:p>5.169331</text:p>
          </table:table-cell>
          <table:table-cell table:formula="of:=[.P19]+[.N20]" office:value-type="float" office:value="-195.53152">
            <text:p>-195.53152</text:p>
          </table:table-cell>
          <table:table-cell table:formula="of:=[.Q19]+[.O20]" office:value-type="float" office:value="21.568626">
            <text:p>21.56862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9.625672">
            <text:p>-9.625672</text:p>
          </table:table-cell>
          <table:table-cell office:value-type="float" office:value="2.6738">
            <text:p>2.6738</text:p>
          </table:table-cell>
          <table:table-cell table:formula="of:=[.Z19]+[.X20]" office:value-type="float" office:value="-96.06629">
            <text:p>-96.06629</text:p>
          </table:table-cell>
          <table:table-cell table:formula="of:=[.E20]*-1+400" office:value-type="float" office:value="469.34046">
            <text:p>469.34046</text:p>
          </table:table-cell>
          <table:table-cell office:value-type="float" office:value="0">
            <text:p>0</text:p>
          </table:table-cell>
          <table:table-cell/>
          <table:table-cell office:value-type="float" office:value="27.80748">
            <text:p>27.80748</text:p>
          </table:table-cell>
          <table:table-cell office:value-type="float" office:value="0">
            <text:p>0</text:p>
          </table:table-cell>
          <table:table-cell table:formula="of:=[.AF19]+[.AD20]" office:value-type="float" office:value="15.698415">
            <text:p>15.698415</text:p>
          </table:table-cell>
          <table:table-cell table:formula="of:=[.K20]*-1+400" office:value-type="float" office:value="289.48307">
            <text:p>289.48307</text:p>
          </table:table-cell>
          <table:table-cell office:value-type="float" office:value="0">
            <text:p>0</text:p>
          </table:table-cell>
          <table:table-cell/>
          <table:table-cell office:value-type="float" office:value="8.7344">
            <text:p>8.7344</text:p>
          </table:table-cell>
          <table:table-cell office:value-type="float" office:value="5.169331">
            <text:p>5.169331</text:p>
          </table:table-cell>
          <table:table-cell table:formula="of:=[.AL19]+[.AJ20]" office:value-type="float" office:value="-195.53152">
            <text:p>-195.53152</text:p>
          </table:table-cell>
          <table:table-cell table:formula="of:=[.Q20]*-1+400" office:value-type="float" office:value="378.431374">
            <text:p>378.43137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7.30837">
            <text:p>-7.30837</text:p>
          </table:table-cell>
          <table:table-cell office:value-type="float" office:value="5.704096">
            <text:p>5.704096</text:p>
          </table:table-cell>
          <table:table-cell table:formula="of:=[.D20]+[.B21]" office:value-type="float" office:value="-103.37466">
            <text:p>-103.37466</text:p>
          </table:table-cell>
          <table:table-cell table:formula="of:=[.E20]+[.C21]" office:value-type="float" office:value="-63.636364">
            <text:p>-63.636364</text:p>
          </table:table-cell>
          <table:table-cell office:value-type="float" office:value="0">
            <text:p>0</text:p>
          </table:table-cell>
          <table:table-cell/>
          <table:table-cell office:value-type="float" office:value="24.95544">
            <text:p>24.95544</text:p>
          </table:table-cell>
          <table:table-cell office:value-type="float" office:value="3.56507">
            <text:p>3.56507</text:p>
          </table:table-cell>
          <table:table-cell table:formula="of:=[.J20]+[.H21]" office:value-type="float" office:value="40.653855">
            <text:p>40.653855</text:p>
          </table:table-cell>
          <table:table-cell table:formula="of:=[.K20]+[.I21]" office:value-type="float" office:value="114.082">
            <text:p>114.082</text:p>
          </table:table-cell>
          <table:table-cell office:value-type="float" office:value="0">
            <text:p>0</text:p>
          </table:table-cell>
          <table:table-cell/>
          <table:table-cell office:value-type="float" office:value="-3.20856">
            <text:p>-3.20856</text:p>
          </table:table-cell>
          <table:table-cell office:value-type="float" office:value="5.704102">
            <text:p>5.704102</text:p>
          </table:table-cell>
          <table:table-cell table:formula="of:=[.P20]+[.N21]" office:value-type="float" office:value="-198.74008">
            <text:p>-198.74008</text:p>
          </table:table-cell>
          <table:table-cell table:formula="of:=[.Q20]+[.O21]" office:value-type="float" office:value="27.272728">
            <text:p>27.272728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/>
          <table:table-cell office:value-type="float" office:value="-7.30837">
            <text:p>-7.30837</text:p>
          </table:table-cell>
          <table:table-cell office:value-type="float" office:value="5.704096">
            <text:p>5.704096</text:p>
          </table:table-cell>
          <table:table-cell table:formula="of:=[.Z20]+[.X21]" office:value-type="float" office:value="-103.37466">
            <text:p>-103.37466</text:p>
          </table:table-cell>
          <table:table-cell table:formula="of:=[.E21]*-1+400" office:value-type="float" office:value="463.636364">
            <text:p>463.636364</text:p>
          </table:table-cell>
          <table:table-cell office:value-type="float" office:value="0">
            <text:p>0</text:p>
          </table:table-cell>
          <table:table-cell/>
          <table:table-cell office:value-type="float" office:value="24.95544">
            <text:p>24.95544</text:p>
          </table:table-cell>
          <table:table-cell office:value-type="float" office:value="3.56507">
            <text:p>3.56507</text:p>
          </table:table-cell>
          <table:table-cell table:formula="of:=[.AF20]+[.AD21]" office:value-type="float" office:value="40.653855">
            <text:p>40.653855</text:p>
          </table:table-cell>
          <table:table-cell table:formula="of:=[.K21]*-1+400" office:value-type="float" office:value="285.918">
            <text:p>285.918</text:p>
          </table:table-cell>
          <table:table-cell office:value-type="float" office:value="0">
            <text:p>0</text:p>
          </table:table-cell>
          <table:table-cell/>
          <table:table-cell office:value-type="float" office:value="-3.20856">
            <text:p>-3.20856</text:p>
          </table:table-cell>
          <table:table-cell office:value-type="float" office:value="5.704102">
            <text:p>5.704102</text:p>
          </table:table-cell>
          <table:table-cell table:formula="of:=[.AL20]+[.AJ21]" office:value-type="float" office:value="-198.74008">
            <text:p>-198.74008</text:p>
          </table:table-cell>
          <table:table-cell table:formula="of:=[.Q21]*-1+400" office:value-type="float" office:value="372.727272">
            <text:p>372.727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22.1034">
            <text:p>22.1034</text:p>
          </table:table-cell>
          <table:table-cell office:value-type="float" office:value="7.84313">
            <text:p>7.84313</text:p>
          </table:table-cell>
          <table:table-cell table:formula="of:=[.J21]+[.H22]" office:value-type="float" office:value="62.757255">
            <text:p>62.757255</text:p>
          </table:table-cell>
          <table:table-cell table:formula="of:=[.K21]+[.I22]" office:value-type="float" office:value="121.92513">
            <text:p>121.92513</text:p>
          </table:table-cell>
          <table:table-cell office:value-type="float" office:value="0">
            <text:p>0</text:p>
          </table:table-cell>
          <table:table-cell/>
          <table:table-cell office:value-type="float" office:value="-6.23886">
            <text:p>-6.23886</text:p>
          </table:table-cell>
          <table:table-cell office:value-type="float" office:value="2.852055">
            <text:p>2.852055</text:p>
          </table:table-cell>
          <table:table-cell table:formula="of:=[.P21]+[.N22]" office:value-type="float" office:value="-204.97894">
            <text:p>-204.97894</text:p>
          </table:table-cell>
          <table:table-cell table:formula="of:=[.Q21]+[.O22]" office:value-type="float" office:value="30.124783">
            <text:p>30.12478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22.1034">
            <text:p>22.1034</text:p>
          </table:table-cell>
          <table:table-cell office:value-type="float" office:value="7.84313">
            <text:p>7.84313</text:p>
          </table:table-cell>
          <table:table-cell table:formula="of:=[.AF21]+[.AD22]" office:value-type="float" office:value="62.757255">
            <text:p>62.757255</text:p>
          </table:table-cell>
          <table:table-cell table:formula="of:=[.K22]*-1+400" office:value-type="float" office:value="278.07487">
            <text:p>278.07487</text:p>
          </table:table-cell>
          <table:table-cell office:value-type="float" office:value="0">
            <text:p>0</text:p>
          </table:table-cell>
          <table:table-cell/>
          <table:table-cell office:value-type="float" office:value="-6.23886">
            <text:p>-6.23886</text:p>
          </table:table-cell>
          <table:table-cell office:value-type="float" office:value="2.852055">
            <text:p>2.852055</text:p>
          </table:table-cell>
          <table:table-cell table:formula="of:=[.AL21]+[.AJ22]" office:value-type="float" office:value="-204.97894">
            <text:p>-204.97894</text:p>
          </table:table-cell>
          <table:table-cell table:formula="of:=[.Q22]*-1+400" office:value-type="float" office:value="369.875217">
            <text:p>369.875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22.10338">
            <text:p>22.10338</text:p>
          </table:table-cell>
          <table:table-cell office:value-type="float" office:value="12.83423">
            <text:p>12.83423</text:p>
          </table:table-cell>
          <table:table-cell table:formula="of:=[.J22]+[.H23]" office:value-type="float" office:value="84.860635">
            <text:p>84.860635</text:p>
          </table:table-cell>
          <table:table-cell table:formula="of:=[.K22]+[.I23]" office:value-type="float" office:value="134.75936">
            <text:p>134.75936</text:p>
          </table:table-cell>
          <table:table-cell office:value-type="float" office:value="0">
            <text:p>0</text:p>
          </table:table-cell>
          <table:table-cell/>
          <table:table-cell office:value-type="float" office:value="-5.70409">
            <text:p>-5.70409</text:p>
          </table:table-cell>
          <table:table-cell office:value-type="float" office:value="1.604279">
            <text:p>1.604279</text:p>
          </table:table-cell>
          <table:table-cell table:formula="of:=[.P22]+[.N23]" office:value-type="float" office:value="-210.68303">
            <text:p>-210.68303</text:p>
          </table:table-cell>
          <table:table-cell table:formula="of:=[.Q22]+[.O23]" office:value-type="float" office:value="31.729062">
            <text:p>31.729062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22.10338">
            <text:p>22.10338</text:p>
          </table:table-cell>
          <table:table-cell office:value-type="float" office:value="12.83423">
            <text:p>12.83423</text:p>
          </table:table-cell>
          <table:table-cell table:formula="of:=[.AF22]+[.AD23]" office:value-type="float" office:value="84.860635">
            <text:p>84.860635</text:p>
          </table:table-cell>
          <table:table-cell table:formula="of:=[.K23]*-1+400" office:value-type="float" office:value="265.24064">
            <text:p>265.24064</text:p>
          </table:table-cell>
          <table:table-cell office:value-type="float" office:value="0">
            <text:p>0</text:p>
          </table:table-cell>
          <table:table-cell/>
          <table:table-cell office:value-type="float" office:value="-5.70409">
            <text:p>-5.70409</text:p>
          </table:table-cell>
          <table:table-cell office:value-type="float" office:value="1.604279">
            <text:p>1.604279</text:p>
          </table:table-cell>
          <table:table-cell table:formula="of:=[.AL22]+[.AJ23]" office:value-type="float" office:value="-210.68303">
            <text:p>-210.68303</text:p>
          </table:table-cell>
          <table:table-cell table:formula="of:=[.Q23]*-1+400" office:value-type="float" office:value="368.270938">
            <text:p>368.270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7.825315">
            <text:p>17.825315</text:p>
          </table:table-cell>
          <table:table-cell office:value-type="float" office:value="7.84314">
            <text:p>7.84314</text:p>
          </table:table-cell>
          <table:table-cell table:formula="of:=[.J23]+[.H24]" office:value-type="float" office:value="102.68595">
            <text:p>102.68595</text:p>
          </table:table-cell>
          <table:table-cell table:formula="of:=[.K23]+[.I24]" office:value-type="float" office:value="142.6025">
            <text:p>142.6025</text:p>
          </table:table-cell>
          <table:table-cell office:value-type="float" office:value="0">
            <text:p>0</text:p>
          </table:table-cell>
          <table:table-cell/>
          <table:table-cell office:value-type="float" office:value="-4.27807">
            <text:p>-4.27807</text:p>
          </table:table-cell>
          <table:table-cell office:value-type="float" office:value="3.565059">
            <text:p>3.565059</text:p>
          </table:table-cell>
          <table:table-cell table:formula="of:=[.P23]+[.N24]" office:value-type="float" office:value="-214.9611">
            <text:p>-214.9611</text:p>
          </table:table-cell>
          <table:table-cell table:formula="of:=[.Q23]+[.O24]" office:value-type="float" office:value="35.294121">
            <text:p>35.29412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7.825315">
            <text:p>17.825315</text:p>
          </table:table-cell>
          <table:table-cell office:value-type="float" office:value="7.84314">
            <text:p>7.84314</text:p>
          </table:table-cell>
          <table:table-cell table:formula="of:=[.AF23]+[.AD24]" office:value-type="float" office:value="102.68595">
            <text:p>102.68595</text:p>
          </table:table-cell>
          <table:table-cell table:formula="of:=[.K24]*-1+400" office:value-type="float" office:value="257.3975">
            <text:p>257.3975</text:p>
          </table:table-cell>
          <table:table-cell office:value-type="float" office:value="0">
            <text:p>0</text:p>
          </table:table-cell>
          <table:table-cell/>
          <table:table-cell office:value-type="float" office:value="-4.27807">
            <text:p>-4.27807</text:p>
          </table:table-cell>
          <table:table-cell office:value-type="float" office:value="3.565059">
            <text:p>3.565059</text:p>
          </table:table-cell>
          <table:table-cell table:formula="of:=[.AL23]+[.AJ24]" office:value-type="float" office:value="-214.9611">
            <text:p>-214.9611</text:p>
          </table:table-cell>
          <table:table-cell table:formula="of:=[.Q24]*-1+400" office:value-type="float" office:value="364.705879">
            <text:p>364.705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9.96436">
            <text:p>19.96436</text:p>
          </table:table-cell>
          <table:table-cell office:value-type="float" office:value="2.13903">
            <text:p>2.13903</text:p>
          </table:table-cell>
          <table:table-cell table:formula="of:=[.J24]+[.H25]" office:value-type="float" office:value="122.65031">
            <text:p>122.65031</text:p>
          </table:table-cell>
          <table:table-cell table:formula="of:=[.K24]+[.I25]" office:value-type="float" office:value="144.74153">
            <text:p>144.74153</text:p>
          </table:table-cell>
          <table:table-cell office:value-type="float" office:value="0">
            <text:p>0</text:p>
          </table:table-cell>
          <table:table-cell/>
          <table:table-cell office:value-type="float" office:value="-1.42603">
            <text:p>-1.42603</text:p>
          </table:table-cell>
          <table:table-cell office:value-type="float" office:value="4.991084">
            <text:p>4.991084</text:p>
          </table:table-cell>
          <table:table-cell table:formula="of:=[.P24]+[.N25]" office:value-type="float" office:value="-216.38713">
            <text:p>-216.38713</text:p>
          </table:table-cell>
          <table:table-cell table:formula="of:=[.Q24]+[.O25]" office:value-type="float" office:value="40.285205">
            <text:p>40.28520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9.96436">
            <text:p>19.96436</text:p>
          </table:table-cell>
          <table:table-cell office:value-type="float" office:value="2.13903">
            <text:p>2.13903</text:p>
          </table:table-cell>
          <table:table-cell table:formula="of:=[.AF24]+[.AD25]" office:value-type="float" office:value="122.65031">
            <text:p>122.65031</text:p>
          </table:table-cell>
          <table:table-cell table:formula="of:=[.K25]*-1+400" office:value-type="float" office:value="255.25847">
            <text:p>255.25847</text:p>
          </table:table-cell>
          <table:table-cell office:value-type="float" office:value="0">
            <text:p>0</text:p>
          </table:table-cell>
          <table:table-cell/>
          <table:table-cell office:value-type="float" office:value="-1.42603">
            <text:p>-1.42603</text:p>
          </table:table-cell>
          <table:table-cell office:value-type="float" office:value="4.991084">
            <text:p>4.991084</text:p>
          </table:table-cell>
          <table:table-cell table:formula="of:=[.AL24]+[.AJ25]" office:value-type="float" office:value="-216.38713">
            <text:p>-216.38713</text:p>
          </table:table-cell>
          <table:table-cell table:formula="of:=[.Q25]*-1+400" office:value-type="float" office:value="359.714795">
            <text:p>359.714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4.97325">
            <text:p>14.97325</text:p>
          </table:table-cell>
          <table:table-cell office:value-type="float" office:value="-5.7041">
            <text:p>-5.7041</text:p>
          </table:table-cell>
          <table:table-cell table:formula="of:=[.J25]+[.H26]" office:value-type="float" office:value="137.62356">
            <text:p>137.62356</text:p>
          </table:table-cell>
          <table:table-cell table:formula="of:=[.K25]+[.I26]" office:value-type="float" office:value="139.03743">
            <text:p>139.03743</text:p>
          </table:table-cell>
          <table:table-cell office:value-type="float" office:value="0">
            <text:p>0</text:p>
          </table:table-cell>
          <table:table-cell/>
          <table:table-cell office:value-type="float" office:value="0.89127">
            <text:p>0.89127</text:p>
          </table:table-cell>
          <table:table-cell office:value-type="float" office:value="6.595362">
            <text:p>6.595362</text:p>
          </table:table-cell>
          <table:table-cell table:formula="of:=[.P25]+[.N26]" office:value-type="float" office:value="-215.49586">
            <text:p>-215.49586</text:p>
          </table:table-cell>
          <table:table-cell table:formula="of:=[.Q25]+[.O26]" office:value-type="float" office:value="46.880567">
            <text:p>46.88056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4.97325">
            <text:p>14.97325</text:p>
          </table:table-cell>
          <table:table-cell office:value-type="float" office:value="-5.7041">
            <text:p>-5.7041</text:p>
          </table:table-cell>
          <table:table-cell table:formula="of:=[.AF25]+[.AD26]" office:value-type="float" office:value="137.62356">
            <text:p>137.62356</text:p>
          </table:table-cell>
          <table:table-cell table:formula="of:=[.K26]*-1+400" office:value-type="float" office:value="260.96257">
            <text:p>260.96257</text:p>
          </table:table-cell>
          <table:table-cell office:value-type="float" office:value="0">
            <text:p>0</text:p>
          </table:table-cell>
          <table:table-cell/>
          <table:table-cell office:value-type="float" office:value="0.89127">
            <text:p>0.89127</text:p>
          </table:table-cell>
          <table:table-cell office:value-type="float" office:value="6.595362">
            <text:p>6.595362</text:p>
          </table:table-cell>
          <table:table-cell table:formula="of:=[.AL25]+[.AJ26]" office:value-type="float" office:value="-215.49586">
            <text:p>-215.49586</text:p>
          </table:table-cell>
          <table:table-cell table:formula="of:=[.Q26]*-1+400" office:value-type="float" office:value="353.119433">
            <text:p>353.119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2.12121">
            <text:p>12.12121</text:p>
          </table:table-cell>
          <table:table-cell office:value-type="float" office:value="-14.97326">
            <text:p>-14.97326</text:p>
          </table:table-cell>
          <table:table-cell table:formula="of:=[.J26]+[.H27]" office:value-type="float" office:value="149.74477">
            <text:p>149.74477</text:p>
          </table:table-cell>
          <table:table-cell table:formula="of:=[.K26]+[.I27]" office:value-type="float" office:value="124.06417">
            <text:p>124.06417</text:p>
          </table:table-cell>
          <table:table-cell office:value-type="float" office:value="0">
            <text:p>0</text:p>
          </table:table-cell>
          <table:table-cell/>
          <table:table-cell office:value-type="float" office:value="3.74331">
            <text:p>3.74331</text:p>
          </table:table-cell>
          <table:table-cell office:value-type="float" office:value="4.812836">
            <text:p>4.812836</text:p>
          </table:table-cell>
          <table:table-cell table:formula="of:=[.P26]+[.N27]" office:value-type="float" office:value="-211.75255">
            <text:p>-211.75255</text:p>
          </table:table-cell>
          <table:table-cell table:formula="of:=[.Q26]+[.O27]" office:value-type="float" office:value="51.693403">
            <text:p>51.69340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2.12121">
            <text:p>12.12121</text:p>
          </table:table-cell>
          <table:table-cell office:value-type="float" office:value="-14.97326">
            <text:p>-14.97326</text:p>
          </table:table-cell>
          <table:table-cell table:formula="of:=[.AF26]+[.AD27]" office:value-type="float" office:value="149.74477">
            <text:p>149.74477</text:p>
          </table:table-cell>
          <table:table-cell table:formula="of:=[.K27]*-1+400" office:value-type="float" office:value="275.93583">
            <text:p>275.93583</text:p>
          </table:table-cell>
          <table:table-cell office:value-type="float" office:value="0">
            <text:p>0</text:p>
          </table:table-cell>
          <table:table-cell/>
          <table:table-cell office:value-type="float" office:value="3.74331">
            <text:p>3.74331</text:p>
          </table:table-cell>
          <table:table-cell office:value-type="float" office:value="4.812836">
            <text:p>4.812836</text:p>
          </table:table-cell>
          <table:table-cell table:formula="of:=[.AL26]+[.AJ27]" office:value-type="float" office:value="-211.75255">
            <text:p>-211.75255</text:p>
          </table:table-cell>
          <table:table-cell table:formula="of:=[.Q27]*-1+400" office:value-type="float" office:value="348.306597">
            <text:p>348.30659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3.54724">
            <text:p>13.54724</text:p>
          </table:table-cell>
          <table:table-cell office:value-type="float" office:value="-19.25134">
            <text:p>-19.25134</text:p>
          </table:table-cell>
          <table:table-cell table:formula="of:=[.J27]+[.H28]" office:value-type="float" office:value="163.29201">
            <text:p>163.29201</text:p>
          </table:table-cell>
          <table:table-cell table:formula="of:=[.K27]+[.I28]" office:value-type="float" office:value="104.81283">
            <text:p>104.81283</text:p>
          </table:table-cell>
          <table:table-cell office:value-type="float" office:value="0">
            <text:p>0</text:p>
          </table:table-cell>
          <table:table-cell/>
          <table:table-cell office:value-type="float" office:value="7.48663">
            <text:p>7.48663</text:p>
          </table:table-cell>
          <table:table-cell office:value-type="float" office:value="5.169351">
            <text:p>5.169351</text:p>
          </table:table-cell>
          <table:table-cell table:formula="of:=[.P27]+[.N28]" office:value-type="float" office:value="-204.26592">
            <text:p>-204.26592</text:p>
          </table:table-cell>
          <table:table-cell table:formula="of:=[.Q27]+[.O28]" office:value-type="float" office:value="56.862754">
            <text:p>56.86275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3.54724">
            <text:p>13.54724</text:p>
          </table:table-cell>
          <table:table-cell office:value-type="float" office:value="-19.25134">
            <text:p>-19.25134</text:p>
          </table:table-cell>
          <table:table-cell table:formula="of:=[.AF27]+[.AD28]" office:value-type="float" office:value="163.29201">
            <text:p>163.29201</text:p>
          </table:table-cell>
          <table:table-cell table:formula="of:=[.K28]*-1+400" office:value-type="float" office:value="295.18717">
            <text:p>295.18717</text:p>
          </table:table-cell>
          <table:table-cell office:value-type="float" office:value="0">
            <text:p>0</text:p>
          </table:table-cell>
          <table:table-cell/>
          <table:table-cell office:value-type="float" office:value="7.48663">
            <text:p>7.48663</text:p>
          </table:table-cell>
          <table:table-cell office:value-type="float" office:value="5.169351">
            <text:p>5.169351</text:p>
          </table:table-cell>
          <table:table-cell table:formula="of:=[.AL27]+[.AJ28]" office:value-type="float" office:value="-204.26592">
            <text:p>-204.26592</text:p>
          </table:table-cell>
          <table:table-cell table:formula="of:=[.Q28]*-1+400" office:value-type="float" office:value="343.137246">
            <text:p>343.137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1.4082">
            <text:p>11.4082</text:p>
          </table:table-cell>
          <table:table-cell office:value-type="float" office:value="-14.260255">
            <text:p>-14.260255</text:p>
          </table:table-cell>
          <table:table-cell table:formula="of:=[.J28]+[.H29]" office:value-type="float" office:value="174.70021">
            <text:p>174.70021</text:p>
          </table:table-cell>
          <table:table-cell table:formula="of:=[.K28]+[.I29]" office:value-type="float" office:value="90.552575">
            <text:p>90.552575</text:p>
          </table:table-cell>
          <table:table-cell office:value-type="float" office:value="0">
            <text:p>0</text:p>
          </table:table-cell>
          <table:table-cell/>
          <table:table-cell office:value-type="float" office:value="7.84313">
            <text:p>7.84313</text:p>
          </table:table-cell>
          <table:table-cell office:value-type="float" office:value="2.317291">
            <text:p>2.317291</text:p>
          </table:table-cell>
          <table:table-cell table:formula="of:=[.P28]+[.N29]" office:value-type="float" office:value="-196.42279">
            <text:p>-196.42279</text:p>
          </table:table-cell>
          <table:table-cell table:formula="of:=[.Q28]+[.O29]" office:value-type="float" office:value="59.180045">
            <text:p>59.180045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1.4082">
            <text:p>11.4082</text:p>
          </table:table-cell>
          <table:table-cell office:value-type="float" office:value="-14.260255">
            <text:p>-14.260255</text:p>
          </table:table-cell>
          <table:table-cell table:formula="of:=[.AF28]+[.AD29]" office:value-type="float" office:value="174.70021">
            <text:p>174.70021</text:p>
          </table:table-cell>
          <table:table-cell table:formula="of:=[.K29]*-1+400" office:value-type="float" office:value="309.447425">
            <text:p>309.447425</text:p>
          </table:table-cell>
          <table:table-cell office:value-type="float" office:value="0">
            <text:p>0</text:p>
          </table:table-cell>
          <table:table-cell/>
          <table:table-cell office:value-type="float" office:value="7.84313">
            <text:p>7.84313</text:p>
          </table:table-cell>
          <table:table-cell office:value-type="float" office:value="2.317291">
            <text:p>2.317291</text:p>
          </table:table-cell>
          <table:table-cell table:formula="of:=[.AL28]+[.AJ29]" office:value-type="float" office:value="-196.42279">
            <text:p>-196.42279</text:p>
          </table:table-cell>
          <table:table-cell table:formula="of:=[.Q29]*-1+400" office:value-type="float" office:value="340.819955">
            <text:p>340.819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9.26916">
            <text:p>9.26916</text:p>
          </table:table-cell>
          <table:table-cell office:value-type="float" office:value="-2.852039">
            <text:p>-2.852039</text:p>
          </table:table-cell>
          <table:table-cell table:formula="of:=[.J29]+[.H30]" office:value-type="float" office:value="183.96937">
            <text:p>183.96937</text:p>
          </table:table-cell>
          <table:table-cell table:formula="of:=[.K29]+[.I30]" office:value-type="float" office:value="87.700536">
            <text:p>87.700536</text:p>
          </table:table-cell>
          <table:table-cell office:value-type="float" office:value="0">
            <text:p>0</text:p>
          </table:table-cell>
          <table:table-cell/>
          <table:table-cell office:value-type="float" office:value="12.47772">
            <text:p>12.47772</text:p>
          </table:table-cell>
          <table:table-cell office:value-type="float" office:value="0.713012">
            <text:p>0.713012</text:p>
          </table:table-cell>
          <table:table-cell table:formula="of:=[.P29]+[.N30]" office:value-type="float" office:value="-183.94507">
            <text:p>-183.94507</text:p>
          </table:table-cell>
          <table:table-cell table:formula="of:=[.Q29]+[.O30]" office:value-type="float" office:value="59.893057">
            <text:p>59.89305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9.26916">
            <text:p>9.26916</text:p>
          </table:table-cell>
          <table:table-cell office:value-type="float" office:value="-2.852039">
            <text:p>-2.852039</text:p>
          </table:table-cell>
          <table:table-cell table:formula="of:=[.AF29]+[.AD30]" office:value-type="float" office:value="183.96937">
            <text:p>183.96937</text:p>
          </table:table-cell>
          <table:table-cell table:formula="of:=[.K30]*-1+400" office:value-type="float" office:value="312.299464">
            <text:p>312.299464</text:p>
          </table:table-cell>
          <table:table-cell office:value-type="float" office:value="0">
            <text:p>0</text:p>
          </table:table-cell>
          <table:table-cell/>
          <table:table-cell office:value-type="float" office:value="12.47772">
            <text:p>12.47772</text:p>
          </table:table-cell>
          <table:table-cell office:value-type="float" office:value="0.713012">
            <text:p>0.713012</text:p>
          </table:table-cell>
          <table:table-cell table:formula="of:=[.AL29]+[.AJ30]" office:value-type="float" office:value="-183.94507">
            <text:p>-183.94507</text:p>
          </table:table-cell>
          <table:table-cell table:formula="of:=[.Q30]*-1+400" office:value-type="float" office:value="340.106943">
            <text:p>340.106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2.12121">
            <text:p>12.12121</text:p>
          </table:table-cell>
          <table:table-cell office:value-type="float" office:value="2.139048">
            <text:p>2.139048</text:p>
          </table:table-cell>
          <table:table-cell table:formula="of:=[.J30]+[.H31]" office:value-type="float" office:value="196.09058">
            <text:p>196.09058</text:p>
          </table:table-cell>
          <table:table-cell table:formula="of:=[.K30]+[.I31]" office:value-type="float" office:value="89.839584">
            <text:p>89.839584</text:p>
          </table:table-cell>
          <table:table-cell office:value-type="float" office:value="0">
            <text:p>0</text:p>
          </table:table-cell>
          <table:table-cell/>
          <table:table-cell office:value-type="float" office:value="8.0214">
            <text:p>8.0214</text:p>
          </table:table-cell>
          <table:table-cell office:value-type="float" office:value="-0.356516">
            <text:p>-0.356516</text:p>
          </table:table-cell>
          <table:table-cell table:formula="of:=[.P30]+[.N31]" office:value-type="float" office:value="-175.92367">
            <text:p>-175.92367</text:p>
          </table:table-cell>
          <table:table-cell table:formula="of:=[.Q30]+[.O31]" office:value-type="float" office:value="59.536541">
            <text:p>59.53654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2.12121">
            <text:p>12.12121</text:p>
          </table:table-cell>
          <table:table-cell office:value-type="float" office:value="2.139048">
            <text:p>2.139048</text:p>
          </table:table-cell>
          <table:table-cell table:formula="of:=[.AF30]+[.AD31]" office:value-type="float" office:value="196.09058">
            <text:p>196.09058</text:p>
          </table:table-cell>
          <table:table-cell table:formula="of:=[.K31]*-1+400" office:value-type="float" office:value="310.160416">
            <text:p>310.160416</text:p>
          </table:table-cell>
          <table:table-cell office:value-type="float" office:value="0">
            <text:p>0</text:p>
          </table:table-cell>
          <table:table-cell/>
          <table:table-cell office:value-type="float" office:value="8.0214">
            <text:p>8.0214</text:p>
          </table:table-cell>
          <table:table-cell office:value-type="float" office:value="-0.356516">
            <text:p>-0.356516</text:p>
          </table:table-cell>
          <table:table-cell table:formula="of:=[.AL30]+[.AJ31]" office:value-type="float" office:value="-175.92367">
            <text:p>-175.92367</text:p>
          </table:table-cell>
          <table:table-cell table:formula="of:=[.Q31]*-1+400" office:value-type="float" office:value="340.463459">
            <text:p>340.463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8.55615">
            <text:p>8.55615</text:p>
          </table:table-cell>
          <table:table-cell office:value-type="float" office:value="7.843124">
            <text:p>7.843124</text:p>
          </table:table-cell>
          <table:table-cell table:formula="of:=[.J31]+[.H32]" office:value-type="float" office:value="204.64673">
            <text:p>204.64673</text:p>
          </table:table-cell>
          <table:table-cell table:formula="of:=[.K31]+[.I32]" office:value-type="float" office:value="97.682708">
            <text:p>97.682708</text:p>
          </table:table-cell>
          <table:table-cell office:value-type="float" office:value="0">
            <text:p>0</text:p>
          </table:table-cell>
          <table:table-cell/>
          <table:table-cell office:value-type="float" office:value="8.02138">
            <text:p>8.02138</text:p>
          </table:table-cell>
          <table:table-cell office:value-type="float" office:value="0">
            <text:p>0</text:p>
          </table:table-cell>
          <table:table-cell table:formula="of:=[.P31]+[.N32]" office:value-type="float" office:value="-167.90229">
            <text:p>-167.90229</text:p>
          </table:table-cell>
          <table:table-cell table:formula="of:=[.Q31]+[.O32]" office:value-type="float" office:value="59.536541">
            <text:p>59.53654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8.55615">
            <text:p>8.55615</text:p>
          </table:table-cell>
          <table:table-cell office:value-type="float" office:value="7.843124">
            <text:p>7.843124</text:p>
          </table:table-cell>
          <table:table-cell table:formula="of:=[.AF31]+[.AD32]" office:value-type="float" office:value="204.64673">
            <text:p>204.64673</text:p>
          </table:table-cell>
          <table:table-cell table:formula="of:=[.K32]*-1+400" office:value-type="float" office:value="302.317292">
            <text:p>302.317292</text:p>
          </table:table-cell>
          <table:table-cell office:value-type="float" office:value="0">
            <text:p>0</text:p>
          </table:table-cell>
          <table:table-cell/>
          <table:table-cell office:value-type="float" office:value="8.02138">
            <text:p>8.02138</text:p>
          </table:table-cell>
          <table:table-cell office:value-type="float" office:value="0">
            <text:p>0</text:p>
          </table:table-cell>
          <table:table-cell table:formula="of:=[.AL31]+[.AJ32]" office:value-type="float" office:value="-167.90229">
            <text:p>-167.90229</text:p>
          </table:table-cell>
          <table:table-cell table:formula="of:=[.Q32]*-1+400" office:value-type="float" office:value="340.463459">
            <text:p>340.463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0.69519">
            <text:p>10.69519</text:p>
          </table:table-cell>
          <table:table-cell office:value-type="float" office:value="16.399292">
            <text:p>16.399292</text:p>
          </table:table-cell>
          <table:table-cell table:formula="of:=[.J32]+[.H33]" office:value-type="float" office:value="215.34192">
            <text:p>215.34192</text:p>
          </table:table-cell>
          <table:table-cell table:formula="of:=[.K32]+[.I33]" office:value-type="float" office:value="114.082">
            <text:p>114.082</text:p>
          </table:table-cell>
          <table:table-cell office:value-type="float" office:value="0">
            <text:p>0</text:p>
          </table:table-cell>
          <table:table-cell/>
          <table:table-cell office:value-type="float" office:value="11.0517">
            <text:p>11.0517</text:p>
          </table:table-cell>
          <table:table-cell office:value-type="float" office:value="1.782526">
            <text:p>1.782526</text:p>
          </table:table-cell>
          <table:table-cell table:formula="of:=[.P32]+[.N33]" office:value-type="float" office:value="-156.85059">
            <text:p>-156.85059</text:p>
          </table:table-cell>
          <table:table-cell table:formula="of:=[.Q32]+[.O33]" office:value-type="float" office:value="61.319067">
            <text:p>61.31906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10.69519">
            <text:p>10.69519</text:p>
          </table:table-cell>
          <table:table-cell office:value-type="float" office:value="16.399292">
            <text:p>16.399292</text:p>
          </table:table-cell>
          <table:table-cell table:formula="of:=[.AF32]+[.AD33]" office:value-type="float" office:value="215.34192">
            <text:p>215.34192</text:p>
          </table:table-cell>
          <table:table-cell table:formula="of:=[.K33]*-1+400" office:value-type="float" office:value="285.918">
            <text:p>285.918</text:p>
          </table:table-cell>
          <table:table-cell office:value-type="float" office:value="0">
            <text:p>0</text:p>
          </table:table-cell>
          <table:table-cell/>
          <table:table-cell office:value-type="float" office:value="11.0517">
            <text:p>11.0517</text:p>
          </table:table-cell>
          <table:table-cell office:value-type="float" office:value="1.782526">
            <text:p>1.782526</text:p>
          </table:table-cell>
          <table:table-cell table:formula="of:=[.AL32]+[.AJ33]" office:value-type="float" office:value="-156.85059">
            <text:p>-156.85059</text:p>
          </table:table-cell>
          <table:table-cell table:formula="of:=[.Q33]*-1+400" office:value-type="float" office:value="338.680933">
            <text:p>338.6809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9.26917">
            <text:p>9.26917</text:p>
          </table:table-cell>
          <table:table-cell office:value-type="float" office:value="26.38146">
            <text:p>26.38146</text:p>
          </table:table-cell>
          <table:table-cell table:formula="of:=[.J33]+[.H34]" office:value-type="float" office:value="224.61109">
            <text:p>224.61109</text:p>
          </table:table-cell>
          <table:table-cell table:formula="of:=[.K33]+[.I34]" office:value-type="float" office:value="140.46346">
            <text:p>140.46346</text:p>
          </table:table-cell>
          <table:table-cell office:value-type="float" office:value="0">
            <text:p>0</text:p>
          </table:table-cell>
          <table:table-cell/>
          <table:table-cell office:value-type="float" office:value="11.7647">
            <text:p>11.7647</text:p>
          </table:table-cell>
          <table:table-cell office:value-type="float" office:value="1.782533">
            <text:p>1.782533</text:p>
          </table:table-cell>
          <table:table-cell table:formula="of:=[.P33]+[.N34]" office:value-type="float" office:value="-145.08589">
            <text:p>-145.08589</text:p>
          </table:table-cell>
          <table:table-cell table:formula="of:=[.Q33]+[.O34]" office:value-type="float" office:value="63.1016">
            <text:p>63.101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9.26917">
            <text:p>9.26917</text:p>
          </table:table-cell>
          <table:table-cell office:value-type="float" office:value="26.38146">
            <text:p>26.38146</text:p>
          </table:table-cell>
          <table:table-cell table:formula="of:=[.AF33]+[.AD34]" office:value-type="float" office:value="224.61109">
            <text:p>224.61109</text:p>
          </table:table-cell>
          <table:table-cell table:formula="of:=[.K34]*-1+400" office:value-type="float" office:value="259.53654">
            <text:p>259.53654</text:p>
          </table:table-cell>
          <table:table-cell office:value-type="float" office:value="0">
            <text:p>0</text:p>
          </table:table-cell>
          <table:table-cell/>
          <table:table-cell office:value-type="float" office:value="11.7647">
            <text:p>11.7647</text:p>
          </table:table-cell>
          <table:table-cell office:value-type="float" office:value="1.782533">
            <text:p>1.782533</text:p>
          </table:table-cell>
          <table:table-cell table:formula="of:=[.AL33]+[.AJ34]" office:value-type="float" office:value="-145.08589">
            <text:p>-145.08589</text:p>
          </table:table-cell>
          <table:table-cell table:formula="of:=[.Q34]*-1+400" office:value-type="float" office:value="336.8984">
            <text:p>336.89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4.27807">
            <text:p>4.27807</text:p>
          </table:table-cell>
          <table:table-cell office:value-type="float" office:value="26.38146">
            <text:p>26.38146</text:p>
          </table:table-cell>
          <table:table-cell table:formula="of:=[.J34]+[.H35]" office:value-type="float" office:value="228.88916">
            <text:p>228.88916</text:p>
          </table:table-cell>
          <table:table-cell table:formula="of:=[.K34]+[.I35]" office:value-type="float" office:value="166.84492">
            <text:p>166.84492</text:p>
          </table:table-cell>
          <table:table-cell office:value-type="float" office:value="0">
            <text:p>0</text:p>
          </table:table-cell>
          <table:table-cell/>
          <table:table-cell office:value-type="float" office:value="6.95187">
            <text:p>6.95187</text:p>
          </table:table-cell>
          <table:table-cell office:value-type="float" office:value="1.78254">
            <text:p>1.78254</text:p>
          </table:table-cell>
          <table:table-cell table:formula="of:=[.P34]+[.N35]" office:value-type="float" office:value="-138.13402">
            <text:p>-138.13402</text:p>
          </table:table-cell>
          <table:table-cell table:formula="of:=[.Q34]+[.O35]" office:value-type="float" office:value="64.88414">
            <text:p>64.8841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4.27807">
            <text:p>4.27807</text:p>
          </table:table-cell>
          <table:table-cell office:value-type="float" office:value="26.38146">
            <text:p>26.38146</text:p>
          </table:table-cell>
          <table:table-cell table:formula="of:=[.AF34]+[.AD35]" office:value-type="float" office:value="228.88916">
            <text:p>228.88916</text:p>
          </table:table-cell>
          <table:table-cell table:formula="of:=[.K35]*-1+400" office:value-type="float" office:value="233.15508">
            <text:p>233.15508</text:p>
          </table:table-cell>
          <table:table-cell office:value-type="float" office:value="0">
            <text:p>0</text:p>
          </table:table-cell>
          <table:table-cell/>
          <table:table-cell office:value-type="float" office:value="6.95187">
            <text:p>6.95187</text:p>
          </table:table-cell>
          <table:table-cell office:value-type="float" office:value="1.78254">
            <text:p>1.78254</text:p>
          </table:table-cell>
          <table:table-cell table:formula="of:=[.AL34]+[.AJ35]" office:value-type="float" office:value="-138.13402">
            <text:p>-138.13402</text:p>
          </table:table-cell>
          <table:table-cell table:formula="of:=[.Q35]*-1+400" office:value-type="float" office:value="335.11586">
            <text:p>335.11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41.35473">
            <text:p>41.35473</text:p>
          </table:table-cell>
          <table:table-cell table:formula="of:=[.J35]+[.H36]" office:value-type="float" office:value="228.88916">
            <text:p>228.88916</text:p>
          </table:table-cell>
          <table:table-cell table:formula="of:=[.K35]+[.I36]" office:value-type="float" office:value="208.19965">
            <text:p>208.19965</text:p>
          </table:table-cell>
          <table:table-cell office:value-type="float" office:value="0">
            <text:p>0</text:p>
          </table:table-cell>
          <table:table-cell/>
          <table:table-cell office:value-type="float" office:value="2.3173">
            <text:p>2.3173</text:p>
          </table:table-cell>
          <table:table-cell office:value-type="float" office:value="-3.743321">
            <text:p>-3.743321</text:p>
          </table:table-cell>
          <table:table-cell table:formula="of:=[.P35]+[.N36]" office:value-type="float" office:value="-135.81672">
            <text:p>-135.81672</text:p>
          </table:table-cell>
          <table:table-cell table:formula="of:=[.Q35]+[.O36]" office:value-type="float" office:value="61.140819">
            <text:p>61.140819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0">
            <text:p>0</text:p>
          </table:table-cell>
          <table:table-cell office:value-type="float" office:value="41.35473">
            <text:p>41.35473</text:p>
          </table:table-cell>
          <table:table-cell table:formula="of:=[.AF35]+[.AD36]" office:value-type="float" office:value="228.88916">
            <text:p>228.88916</text:p>
          </table:table-cell>
          <table:table-cell table:formula="of:=[.K36]*-1+400" office:value-type="float" office:value="191.80035">
            <text:p>191.80035</text:p>
          </table:table-cell>
          <table:table-cell office:value-type="float" office:value="0">
            <text:p>0</text:p>
          </table:table-cell>
          <table:table-cell/>
          <table:table-cell office:value-type="float" office:value="2.3173">
            <text:p>2.3173</text:p>
          </table:table-cell>
          <table:table-cell office:value-type="float" office:value="-3.743321">
            <text:p>-3.743321</text:p>
          </table:table-cell>
          <table:table-cell table:formula="of:=[.AL35]+[.AJ36]" office:value-type="float" office:value="-135.81672">
            <text:p>-135.81672</text:p>
          </table:table-cell>
          <table:table-cell table:formula="of:=[.Q36]*-1+400" office:value-type="float" office:value="338.859181">
            <text:p>338.859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2.13904">
            <text:p>-2.13904</text:p>
          </table:table-cell>
          <table:table-cell office:value-type="float" office:value="22.81639">
            <text:p>22.81639</text:p>
          </table:table-cell>
          <table:table-cell table:formula="of:=[.J36]+[.H37]" office:value-type="float" office:value="226.75012">
            <text:p>226.75012</text:p>
          </table:table-cell>
          <table:table-cell table:formula="of:=[.K36]+[.I37]" office:value-type="float" office:value="231.01604">
            <text:p>231.01604</text:p>
          </table:table-cell>
          <table:table-cell office:value-type="float" office:value="0">
            <text:p>0</text:p>
          </table:table-cell>
          <table:table-cell/>
          <table:table-cell office:value-type="float" office:value="4.27806">
            <text:p>4.27806</text:p>
          </table:table-cell>
          <table:table-cell office:value-type="float" office:value="-1.604278">
            <text:p>-1.604278</text:p>
          </table:table-cell>
          <table:table-cell table:formula="of:=[.P36]+[.N37]" office:value-type="float" office:value="-131.53866">
            <text:p>-131.53866</text:p>
          </table:table-cell>
          <table:table-cell table:formula="of:=[.Q36]+[.O37]" office:value-type="float" office:value="59.536541">
            <text:p>59.53654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2.13904">
            <text:p>-2.13904</text:p>
          </table:table-cell>
          <table:table-cell office:value-type="float" office:value="22.81639">
            <text:p>22.81639</text:p>
          </table:table-cell>
          <table:table-cell table:formula="of:=[.AF36]+[.AD37]" office:value-type="float" office:value="226.75012">
            <text:p>226.75012</text:p>
          </table:table-cell>
          <table:table-cell table:formula="of:=[.K37]*-1+400" office:value-type="float" office:value="168.98396">
            <text:p>168.98396</text:p>
          </table:table-cell>
          <table:table-cell office:value-type="float" office:value="0">
            <text:p>0</text:p>
          </table:table-cell>
          <table:table-cell/>
          <table:table-cell office:value-type="float" office:value="4.27806">
            <text:p>4.27806</text:p>
          </table:table-cell>
          <table:table-cell office:value-type="float" office:value="-1.604278">
            <text:p>-1.604278</text:p>
          </table:table-cell>
          <table:table-cell table:formula="of:=[.AL36]+[.AJ37]" office:value-type="float" office:value="-131.53866">
            <text:p>-131.53866</text:p>
          </table:table-cell>
          <table:table-cell table:formula="of:=[.Q37]*-1+400" office:value-type="float" office:value="340.463459">
            <text:p>340.463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5.7041">
            <text:p>-5.7041</text:p>
          </table:table-cell>
          <table:table-cell office:value-type="float" office:value="24.95544">
            <text:p>24.95544</text:p>
          </table:table-cell>
          <table:table-cell table:formula="of:=[.J37]+[.H38]" office:value-type="float" office:value="221.04602">
            <text:p>221.04602</text:p>
          </table:table-cell>
          <table:table-cell table:formula="of:=[.K37]+[.I38]" office:value-type="float" office:value="255.97148">
            <text:p>255.97148</text:p>
          </table:table-cell>
          <table:table-cell office:value-type="float" office:value="0">
            <text:p>0</text:p>
          </table:table-cell>
          <table:table-cell/>
          <table:table-cell office:value-type="float" office:value="0.17827">
            <text:p>0.17827</text:p>
          </table:table-cell>
          <table:table-cell office:value-type="float" office:value="-11.229944">
            <text:p>-11.229944</text:p>
          </table:table-cell>
          <table:table-cell table:formula="of:=[.P37]+[.N38]" office:value-type="float" office:value="-131.36039">
            <text:p>-131.36039</text:p>
          </table:table-cell>
          <table:table-cell table:formula="of:=[.Q37]+[.O38]" office:value-type="float" office:value="48.306597">
            <text:p>48.306597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5.7041">
            <text:p>-5.7041</text:p>
          </table:table-cell>
          <table:table-cell office:value-type="float" office:value="24.95544">
            <text:p>24.95544</text:p>
          </table:table-cell>
          <table:table-cell table:formula="of:=[.AF37]+[.AD38]" office:value-type="float" office:value="221.04602">
            <text:p>221.04602</text:p>
          </table:table-cell>
          <table:table-cell table:formula="of:=[.K38]*-1+400" office:value-type="float" office:value="144.02852">
            <text:p>144.02852</text:p>
          </table:table-cell>
          <table:table-cell office:value-type="float" office:value="0">
            <text:p>0</text:p>
          </table:table-cell>
          <table:table-cell/>
          <table:table-cell office:value-type="float" office:value="0.17827">
            <text:p>0.17827</text:p>
          </table:table-cell>
          <table:table-cell office:value-type="float" office:value="-11.229944">
            <text:p>-11.229944</text:p>
          </table:table-cell>
          <table:table-cell table:formula="of:=[.AL37]+[.AJ38]" office:value-type="float" office:value="-131.36039">
            <text:p>-131.36039</text:p>
          </table:table-cell>
          <table:table-cell table:formula="of:=[.Q38]*-1+400" office:value-type="float" office:value="351.693403">
            <text:p>351.69340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7.84313">
            <text:p>-7.84313</text:p>
          </table:table-cell>
          <table:table-cell office:value-type="float" office:value="22.8164">
            <text:p>22.8164</text:p>
          </table:table-cell>
          <table:table-cell table:formula="of:=[.J38]+[.H39]" office:value-type="float" office:value="213.20289">
            <text:p>213.20289</text:p>
          </table:table-cell>
          <table:table-cell table:formula="of:=[.K38]+[.I39]" office:value-type="float" office:value="278.78788">
            <text:p>278.78788</text:p>
          </table:table-cell>
          <table:table-cell office:value-type="float" office:value="0">
            <text:p>0</text:p>
          </table:table-cell>
          <table:table-cell/>
          <table:table-cell office:value-type="float" office:value="-0.71301">
            <text:p>-0.71301</text:p>
          </table:table-cell>
          <table:table-cell office:value-type="float" office:value="-12.121216">
            <text:p>-12.121216</text:p>
          </table:table-cell>
          <table:table-cell table:formula="of:=[.P38]+[.N39]" office:value-type="float" office:value="-132.0734">
            <text:p>-132.0734</text:p>
          </table:table-cell>
          <table:table-cell table:formula="of:=[.Q38]+[.O39]" office:value-type="float" office:value="36.185381">
            <text:p>36.18538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7.84313">
            <text:p>-7.84313</text:p>
          </table:table-cell>
          <table:table-cell office:value-type="float" office:value="22.8164">
            <text:p>22.8164</text:p>
          </table:table-cell>
          <table:table-cell table:formula="of:=[.AF38]+[.AD39]" office:value-type="float" office:value="213.20289">
            <text:p>213.20289</text:p>
          </table:table-cell>
          <table:table-cell table:formula="of:=[.K39]*-1+400" office:value-type="float" office:value="121.21212">
            <text:p>121.21212</text:p>
          </table:table-cell>
          <table:table-cell office:value-type="float" office:value="0">
            <text:p>0</text:p>
          </table:table-cell>
          <table:table-cell/>
          <table:table-cell office:value-type="float" office:value="-0.71301">
            <text:p>-0.71301</text:p>
          </table:table-cell>
          <table:table-cell office:value-type="float" office:value="-12.121216">
            <text:p>-12.121216</text:p>
          </table:table-cell>
          <table:table-cell table:formula="of:=[.AL38]+[.AJ39]" office:value-type="float" office:value="-132.0734">
            <text:p>-132.0734</text:p>
          </table:table-cell>
          <table:table-cell table:formula="of:=[.Q39]*-1+400" office:value-type="float" office:value="363.814619">
            <text:p>363.814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15.68628">
            <text:p>-15.68628</text:p>
          </table:table-cell>
          <table:table-cell office:value-type="float" office:value="29.94652">
            <text:p>29.94652</text:p>
          </table:table-cell>
          <table:table-cell table:formula="of:=[.J39]+[.H40]" office:value-type="float" office:value="197.51661">
            <text:p>197.51661</text:p>
          </table:table-cell>
          <table:table-cell table:formula="of:=[.K39]+[.I40]" office:value-type="float" office:value="308.7344">
            <text:p>308.7344</text:p>
          </table:table-cell>
          <table:table-cell office:value-type="float" office:value="0">
            <text:p>0</text:p>
          </table:table-cell>
          <table:table-cell/>
          <table:table-cell office:value-type="float" office:value="-8.02139">
            <text:p>-8.02139</text:p>
          </table:table-cell>
          <table:table-cell office:value-type="float" office:value="-31.5508">
            <text:p>-31.5508</text:p>
          </table:table-cell>
          <table:table-cell table:formula="of:=[.P39]+[.N40]" office:value-type="float" office:value="-140.09479">
            <text:p>-140.09479</text:p>
          </table:table-cell>
          <table:table-cell table:formula="of:=[.Q39]+[.O40]" office:value-type="float" office:value="4.63458099999999">
            <text:p>4.63458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15.68628">
            <text:p>-15.68628</text:p>
          </table:table-cell>
          <table:table-cell office:value-type="float" office:value="29.94652">
            <text:p>29.94652</text:p>
          </table:table-cell>
          <table:table-cell table:formula="of:=[.AF39]+[.AD40]" office:value-type="float" office:value="197.51661">
            <text:p>197.51661</text:p>
          </table:table-cell>
          <table:table-cell table:formula="of:=[.K40]*-1+400" office:value-type="float" office:value="91.2655999999999">
            <text:p>91.2656</text:p>
          </table:table-cell>
          <table:table-cell office:value-type="float" office:value="0">
            <text:p>0</text:p>
          </table:table-cell>
          <table:table-cell/>
          <table:table-cell office:value-type="float" office:value="-8.02139">
            <text:p>-8.02139</text:p>
          </table:table-cell>
          <table:table-cell office:value-type="float" office:value="-31.5508">
            <text:p>-31.5508</text:p>
          </table:table-cell>
          <table:table-cell table:formula="of:=[.AL39]+[.AJ40]" office:value-type="float" office:value="-140.09479">
            <text:p>-140.09479</text:p>
          </table:table-cell>
          <table:table-cell table:formula="of:=[.Q40]*-1+400" office:value-type="float" office:value="395.365419">
            <text:p>395.3654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27.09447">
            <text:p>-27.09447</text:p>
          </table:table-cell>
          <table:table-cell office:value-type="float" office:value="30.65954">
            <text:p>30.65954</text:p>
          </table:table-cell>
          <table:table-cell table:formula="of:=[.J40]+[.H41]" office:value-type="float" office:value="170.42214">
            <text:p>170.42214</text:p>
          </table:table-cell>
          <table:table-cell table:formula="of:=[.K40]+[.I41]" office:value-type="float" office:value="339.39394">
            <text:p>339.39394</text:p>
          </table:table-cell>
          <table:table-cell office:value-type="float" office:value="0">
            <text:p>0</text:p>
          </table:table-cell>
          <table:table-cell/>
          <table:table-cell office:value-type="float" office:value="-0.89127">
            <text:p>-0.89127</text:p>
          </table:table-cell>
          <table:table-cell office:value-type="float" office:value="-12.2994644">
            <text:p>-12.2994644</text:p>
          </table:table-cell>
          <table:table-cell table:formula="of:=[.P40]+[.N41]" office:value-type="float" office:value="-140.98606">
            <text:p>-140.98606</text:p>
          </table:table-cell>
          <table:table-cell table:formula="of:=[.Q40]+[.O41]" office:value-type="float" office:value="-7.66488340000001">
            <text:p>-7.664883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27.09447">
            <text:p>-27.09447</text:p>
          </table:table-cell>
          <table:table-cell office:value-type="float" office:value="30.65954">
            <text:p>30.65954</text:p>
          </table:table-cell>
          <table:table-cell table:formula="of:=[.AF40]+[.AD41]" office:value-type="float" office:value="170.42214">
            <text:p>170.42214</text:p>
          </table:table-cell>
          <table:table-cell table:formula="of:=[.K41]*-1+400" office:value-type="float" office:value="60.60606">
            <text:p>60.60606</text:p>
          </table:table-cell>
          <table:table-cell office:value-type="float" office:value="0">
            <text:p>0</text:p>
          </table:table-cell>
          <table:table-cell/>
          <table:table-cell office:value-type="float" office:value="-0.89127">
            <text:p>-0.89127</text:p>
          </table:table-cell>
          <table:table-cell office:value-type="float" office:value="-12.2994644">
            <text:p>-12.2994644</text:p>
          </table:table-cell>
          <table:table-cell table:formula="of:=[.AL40]+[.AJ41]" office:value-type="float" office:value="-140.98606">
            <text:p>-140.98606</text:p>
          </table:table-cell>
          <table:table-cell table:formula="of:=[.Q41]*-1+400" office:value-type="float" office:value="407.6648834">
            <text:p>407.6648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31.37255">
            <text:p>-31.37255</text:p>
          </table:table-cell>
          <table:table-cell office:value-type="float" office:value="23.52941">
            <text:p>23.52941</text:p>
          </table:table-cell>
          <table:table-cell table:formula="of:=[.J41]+[.H42]" office:value-type="float" office:value="139.04959">
            <text:p>139.04959</text:p>
          </table:table-cell>
          <table:table-cell table:formula="of:=[.K41]+[.I42]" office:value-type="float" office:value="362.92335">
            <text:p>362.92335</text:p>
          </table:table-cell>
          <table:table-cell office:value-type="float" office:value="0">
            <text:p>0</text:p>
          </table:table-cell>
          <table:table-cell/>
          <table:table-cell office:value-type="float" office:value="0.17825">
            <text:p>0.17825</text:p>
          </table:table-cell>
          <table:table-cell office:value-type="float" office:value="-11.7647006">
            <text:p>-11.7647006</text:p>
          </table:table-cell>
          <table:table-cell table:formula="of:=[.P41]+[.N42]" office:value-type="float" office:value="-140.80781">
            <text:p>-140.80781</text:p>
          </table:table-cell>
          <table:table-cell table:formula="of:=[.Q41]+[.O42]" office:value-type="float" office:value="-19.429584">
            <text:p>-19.42958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31.37255">
            <text:p>-31.37255</text:p>
          </table:table-cell>
          <table:table-cell office:value-type="float" office:value="23.52941">
            <text:p>23.52941</text:p>
          </table:table-cell>
          <table:table-cell table:formula="of:=[.AF41]+[.AD42]" office:value-type="float" office:value="139.04959">
            <text:p>139.04959</text:p>
          </table:table-cell>
          <table:table-cell table:formula="of:=[.K42]*-1+400" office:value-type="float" office:value="37.07665">
            <text:p>37.07665</text:p>
          </table:table-cell>
          <table:table-cell office:value-type="float" office:value="0">
            <text:p>0</text:p>
          </table:table-cell>
          <table:table-cell/>
          <table:table-cell office:value-type="float" office:value="0.17825">
            <text:p>0.17825</text:p>
          </table:table-cell>
          <table:table-cell office:value-type="float" office:value="-11.7647006">
            <text:p>-11.7647006</text:p>
          </table:table-cell>
          <table:table-cell table:formula="of:=[.AL41]+[.AJ42]" office:value-type="float" office:value="-140.80781">
            <text:p>-140.80781</text:p>
          </table:table-cell>
          <table:table-cell table:formula="of:=[.Q42]*-1+400" office:value-type="float" office:value="419.429584">
            <text:p>419.4295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37.78967">
            <text:p>-37.78967</text:p>
          </table:table-cell>
          <table:table-cell office:value-type="float" office:value="17.82531">
            <text:p>17.82531</text:p>
          </table:table-cell>
          <table:table-cell table:formula="of:=[.J42]+[.H43]" office:value-type="float" office:value="101.25992">
            <text:p>101.25992</text:p>
          </table:table-cell>
          <table:table-cell table:formula="of:=[.K42]+[.I43]" office:value-type="float" office:value="380.74866">
            <text:p>380.74866</text:p>
          </table:table-cell>
          <table:table-cell office:value-type="float" office:value="0">
            <text:p>0</text:p>
          </table:table-cell>
          <table:table-cell/>
          <table:table-cell office:value-type="float" office:value="2.67379">
            <text:p>2.67379</text:p>
          </table:table-cell>
          <table:table-cell office:value-type="float" office:value="-10.695192">
            <text:p>-10.695192</text:p>
          </table:table-cell>
          <table:table-cell table:formula="of:=[.P42]+[.N43]" office:value-type="float" office:value="-138.13402">
            <text:p>-138.13402</text:p>
          </table:table-cell>
          <table:table-cell table:formula="of:=[.Q42]+[.O43]" office:value-type="float" office:value="-30.124776">
            <text:p>-30.12477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37.78967">
            <text:p>-37.78967</text:p>
          </table:table-cell>
          <table:table-cell office:value-type="float" office:value="17.82531">
            <text:p>17.82531</text:p>
          </table:table-cell>
          <table:table-cell table:formula="of:=[.AF42]+[.AD43]" office:value-type="float" office:value="101.25992">
            <text:p>101.25992</text:p>
          </table:table-cell>
          <table:table-cell table:formula="of:=[.K43]*-1+400" office:value-type="float" office:value="19.25134">
            <text:p>19.25134</text:p>
          </table:table-cell>
          <table:table-cell office:value-type="float" office:value="0">
            <text:p>0</text:p>
          </table:table-cell>
          <table:table-cell/>
          <table:table-cell office:value-type="float" office:value="2.67379">
            <text:p>2.67379</text:p>
          </table:table-cell>
          <table:table-cell office:value-type="float" office:value="-10.695192">
            <text:p>-10.695192</text:p>
          </table:table-cell>
          <table:table-cell table:formula="of:=[.AL42]+[.AJ43]" office:value-type="float" office:value="-138.13402">
            <text:p>-138.13402</text:p>
          </table:table-cell>
          <table:table-cell table:formula="of:=[.Q43]*-1+400" office:value-type="float" office:value="430.124776">
            <text:p>430.124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42.780755">
            <text:p>-42.780755</text:p>
          </table:table-cell>
          <table:table-cell office:value-type="float" office:value="11.4082">
            <text:p>11.4082</text:p>
          </table:table-cell>
          <table:table-cell table:formula="of:=[.J43]+[.H44]" office:value-type="float" office:value="58.4791649999999">
            <text:p>58.479165</text:p>
          </table:table-cell>
          <table:table-cell table:formula="of:=[.K43]+[.I44]" office:value-type="float" office:value="392.15686">
            <text:p>392.15686</text:p>
          </table:table-cell>
          <table:table-cell office:value-type="float" office:value="0">
            <text:p>0</text:p>
          </table:table-cell>
          <table:table-cell/>
          <table:table-cell office:value-type="float" office:value="3.74332">
            <text:p>3.74332</text:p>
          </table:table-cell>
          <table:table-cell office:value-type="float" office:value="-6.951872">
            <text:p>-6.951872</text:p>
          </table:table-cell>
          <table:table-cell table:formula="of:=[.P43]+[.N44]" office:value-type="float" office:value="-134.3907">
            <text:p>-134.3907</text:p>
          </table:table-cell>
          <table:table-cell table:formula="of:=[.Q43]+[.O44]" office:value-type="float" office:value="-37.076648">
            <text:p>-37.076648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42.780755">
            <text:p>-42.780755</text:p>
          </table:table-cell>
          <table:table-cell office:value-type="float" office:value="11.4082">
            <text:p>11.4082</text:p>
          </table:table-cell>
          <table:table-cell table:formula="of:=[.AF43]+[.AD44]" office:value-type="float" office:value="58.4791649999999">
            <text:p>58.479165</text:p>
          </table:table-cell>
          <table:table-cell table:formula="of:=[.K44]*-1+400" office:value-type="float" office:value="7.84313999999995">
            <text:p>7.84314</text:p>
          </table:table-cell>
          <table:table-cell office:value-type="float" office:value="0">
            <text:p>0</text:p>
          </table:table-cell>
          <table:table-cell/>
          <table:table-cell office:value-type="float" office:value="3.74332">
            <text:p>3.74332</text:p>
          </table:table-cell>
          <table:table-cell office:value-type="float" office:value="-6.951872">
            <text:p>-6.951872</text:p>
          </table:table-cell>
          <table:table-cell table:formula="of:=[.AL43]+[.AJ44]" office:value-type="float" office:value="-134.3907">
            <text:p>-134.3907</text:p>
          </table:table-cell>
          <table:table-cell table:formula="of:=[.Q44]*-1+400" office:value-type="float" office:value="437.076648">
            <text:p>437.076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39.21568">
            <text:p>-39.21568</text:p>
          </table:table-cell>
          <table:table-cell office:value-type="float" office:value="7.84314">
            <text:p>7.84314</text:p>
          </table:table-cell>
          <table:table-cell table:formula="of:=[.J44]+[.H45]" office:value-type="float" office:value="19.2634849999999">
            <text:p>19.263485</text:p>
          </table:table-cell>
          <table:table-cell table:formula="of:=[.K44]+[.I45]"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  <table:table-cell office:value-type="float" office:value="2.49555">
            <text:p>2.49555</text:p>
          </table:table-cell>
          <table:table-cell office:value-type="float" office:value="-2.139036">
            <text:p>-2.139036</text:p>
          </table:table-cell>
          <table:table-cell table:formula="of:=[.P44]+[.N45]" office:value-type="float" office:value="-131.89515">
            <text:p>-131.89515</text:p>
          </table:table-cell>
          <table:table-cell table:formula="of:=[.Q44]+[.O45]" office:value-type="float" office:value="-39.215684">
            <text:p>-39.21568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8"/>
          <table:table-cell office:value-type="float" office:value="-39.21568">
            <text:p>-39.21568</text:p>
          </table:table-cell>
          <table:table-cell office:value-type="float" office:value="7.84314">
            <text:p>7.84314</text:p>
          </table:table-cell>
          <table:table-cell table:formula="of:=[.AF44]+[.AD45]" office:value-type="float" office:value="19.2634849999999">
            <text:p>19.263485</text:p>
          </table:table-cell>
          <table:table-cell table:formula="of:=[.K45]*-1+400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.49555">
            <text:p>2.49555</text:p>
          </table:table-cell>
          <table:table-cell office:value-type="float" office:value="-2.139036">
            <text:p>-2.139036</text:p>
          </table:table-cell>
          <table:table-cell table:formula="of:=[.AL44]+[.AJ45]" office:value-type="float" office:value="-131.89515">
            <text:p>-131.89515</text:p>
          </table:table-cell>
          <table:table-cell table:formula="of:=[.Q45]*-1+400" office:value-type="float" office:value="439.215684">
            <text:p>439.21568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52.049902">
            <text:p>-52.049902</text:p>
          </table:table-cell>
          <table:table-cell office:value-type="float" office:value="-0.71301">
            <text:p>-0.71301</text:p>
          </table:table-cell>
          <table:table-cell table:formula="of:=[.J45]+[.H46]" office:value-type="float" office:value="-32.7864170000001">
            <text:p>-32.786417</text:p>
          </table:table-cell>
          <table:table-cell table:formula="of:=[.K45]+[.I46]" office:value-type="float" office:value="399.28699">
            <text:p>399.28699</text:p>
          </table:table-cell>
          <table:table-cell office:value-type="float" office:value="0">
            <text:p>0</text:p>
          </table:table-cell>
          <table:table-cell/>
          <table:table-cell office:value-type="float" office:value="1.06951">
            <text:p>1.06951</text:p>
          </table:table-cell>
          <table:table-cell office:value-type="float" office:value="-5.169338">
            <text:p>-5.169338</text:p>
          </table:table-cell>
          <table:table-cell table:formula="of:=[.P45]+[.N46]" office:value-type="float" office:value="-130.82564">
            <text:p>-130.82564</text:p>
          </table:table-cell>
          <table:table-cell table:formula="of:=[.Q45]+[.O46]" office:value-type="float" office:value="-44.385022">
            <text:p>-44.385022</text:p>
          </table:table-cell>
          <table:table-cell office:value-type="float" office:value="0">
            <text:p>0</text:p>
          </table:table-cell>
          <table:table-cell/>
          <table:table-cell table:number-columns-repeated="10"/>
          <table:table-cell office:value-type="float" office:value="-52.049902">
            <text:p>-52.049902</text:p>
          </table:table-cell>
          <table:table-cell office:value-type="float" office:value="-0.71301">
            <text:p>-0.71301</text:p>
          </table:table-cell>
          <table:table-cell table:formula="of:=[.AF45]+[.AD46]" office:value-type="float" office:value="-32.7864170000001">
            <text:p>-32.786417</text:p>
          </table:table-cell>
          <table:table-cell table:formula="of:=[.K46]*-1+400" office:value-type="float" office:value="0.71300999999994">
            <text:p>0.71301</text:p>
          </table:table-cell>
          <table:table-cell office:value-type="float" office:value="0">
            <text:p>0</text:p>
          </table:table-cell>
          <table:table-cell/>
          <table:table-cell office:value-type="float" office:value="1.06951">
            <text:p>1.06951</text:p>
          </table:table-cell>
          <table:table-cell office:value-type="float" office:value="-5.169338">
            <text:p>-5.169338</text:p>
          </table:table-cell>
          <table:table-cell table:formula="of:=[.AL45]+[.AJ46]" office:value-type="float" office:value="-130.82564">
            <text:p>-130.82564</text:p>
          </table:table-cell>
          <table:table-cell table:formula="of:=[.Q46]*-1+400" office:value-type="float" office:value="444.385022">
            <text:p>444.385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-42.067742">
            <text:p>-42.067742</text:p>
          </table:table-cell>
          <table:table-cell office:value-type="float" office:value="-5.7041">
            <text:p>-5.7041</text:p>
          </table:table-cell>
          <table:table-cell table:formula="of:=[.J46]+[.H47]" office:value-type="float" office:value="-74.8541590000001">
            <text:p>-74.854159</text:p>
          </table:table-cell>
          <table:table-cell table:formula="of:=[.K46]+[.I47]" office:value-type="float" office:value="393.58289">
            <text:p>393.58289</text:p>
          </table:table-cell>
          <table:table-cell office:value-type="float" office:value="0">
            <text:p>0</text:p>
          </table:table-cell>
          <table:table-cell table:number-columns-repeated="17"/>
          <table:table-cell office:value-type="float" office:value="-42.067742">
            <text:p>-42.067742</text:p>
          </table:table-cell>
          <table:table-cell office:value-type="float" office:value="-5.7041">
            <text:p>-5.7041</text:p>
          </table:table-cell>
          <table:table-cell table:formula="of:=[.AF46]+[.AD47]" office:value-type="float" office:value="-74.8541590000001">
            <text:p>-74.854159</text:p>
          </table:table-cell>
          <table:table-cell table:formula="of:=[.K47]*-1+400" office:value-type="float" office:value="6.41710999999992">
            <text:p>6.417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42.067721">
            <text:p>-42.067721</text:p>
          </table:table-cell>
          <table:table-cell office:value-type="float" office:value="-14.26026">
            <text:p>-14.26026</text:p>
          </table:table-cell>
          <table:table-cell table:formula="of:=[.J47]+[.H48]" office:value-type="float" office:value="-116.92188">
            <text:p>-116.92188</text:p>
          </table:table-cell>
          <table:table-cell table:formula="of:=[.K47]+[.I48]" office:value-type="float" office:value="379.32263">
            <text:p>379.32263</text:p>
          </table:table-cell>
          <table:table-cell office:value-type="float" office:value="0">
            <text:p>0</text:p>
          </table:table-cell>
          <table:table-cell table:number-columns-repeated="17"/>
          <table:table-cell office:value-type="float" office:value="-42.067721">
            <text:p>-42.067721</text:p>
          </table:table-cell>
          <table:table-cell office:value-type="float" office:value="-14.26026">
            <text:p>-14.26026</text:p>
          </table:table-cell>
          <table:table-cell table:formula="of:=[.AF47]+[.AD48]" office:value-type="float" office:value="-116.92188">
            <text:p>-116.92188</text:p>
          </table:table-cell>
          <table:table-cell table:formula="of:=[.K48]*-1+400" office:value-type="float" office:value="20.6773699999999">
            <text:p>20.6773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37.78968">
            <text:p>-37.78968</text:p>
          </table:table-cell>
          <table:table-cell office:value-type="float" office:value="-19.25132">
            <text:p>-19.25132</text:p>
          </table:table-cell>
          <table:table-cell table:formula="of:=[.J48]+[.H49]" office:value-type="float" office:value="-154.71156">
            <text:p>-154.71156</text:p>
          </table:table-cell>
          <table:table-cell table:formula="of:=[.K48]+[.I49]" office:value-type="float" office:value="360.07131">
            <text:p>360.0713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/>
          <table:table-cell table:number-columns-repeated="13"/>
          <table:table-cell office:value-type="float" office:value="-37.78968">
            <text:p>-37.78968</text:p>
          </table:table-cell>
          <table:table-cell office:value-type="float" office:value="-19.25132">
            <text:p>-19.25132</text:p>
          </table:table-cell>
          <table:table-cell table:formula="of:=[.AF48]+[.AD49]" office:value-type="float" office:value="-154.71156">
            <text:p>-154.71156</text:p>
          </table:table-cell>
          <table:table-cell table:formula="of:=[.K49]*-1+400" office:value-type="float" office:value="39.92869">
            <text:p>39.9286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28.52049">
            <text:p>-28.52049</text:p>
          </table:table-cell>
          <table:table-cell office:value-type="float" office:value="-24.95544">
            <text:p>-24.95544</text:p>
          </table:table-cell>
          <table:table-cell table:formula="of:=[.J49]+[.H50]" office:value-type="float" office:value="-183.23205">
            <text:p>-183.23205</text:p>
          </table:table-cell>
          <table:table-cell table:formula="of:=[.K49]+[.I50]" office:value-type="float" office:value="335.11587">
            <text:p>335.11587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28.52049">
            <text:p>-28.52049</text:p>
          </table:table-cell>
          <table:table-cell office:value-type="float" office:value="-24.95544">
            <text:p>-24.95544</text:p>
          </table:table-cell>
          <table:table-cell table:formula="of:=[.AF49]+[.AD50]" office:value-type="float" office:value="-183.23205">
            <text:p>-183.23205</text:p>
          </table:table-cell>
          <table:table-cell table:formula="of:=[.K50]*-1+400" office:value-type="float" office:value="64.88413">
            <text:p>64.884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19.25134">
            <text:p>-19.25134</text:p>
          </table:table-cell>
          <table:table-cell office:value-type="float" office:value="-32.08557">
            <text:p>-32.08557</text:p>
          </table:table-cell>
          <table:table-cell table:formula="of:=[.J50]+[.H51]" office:value-type="float" office:value="-202.48339">
            <text:p>-202.48339</text:p>
          </table:table-cell>
          <table:table-cell table:formula="of:=[.K50]+[.I51]" office:value-type="float" office:value="303.0303">
            <text:p>303.0303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19.25134">
            <text:p>-19.25134</text:p>
          </table:table-cell>
          <table:table-cell office:value-type="float" office:value="-32.08557">
            <text:p>-32.08557</text:p>
          </table:table-cell>
          <table:table-cell table:formula="of:=[.AF50]+[.AD51]" office:value-type="float" office:value="-202.48339">
            <text:p>-202.48339</text:p>
          </table:table-cell>
          <table:table-cell table:formula="of:=[.K51]*-1+400" office:value-type="float" office:value="96.9697">
            <text:p>96.969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9.26916">
            <text:p>-9.26916</text:p>
          </table:table-cell>
          <table:table-cell office:value-type="float" office:value="-21.39036">
            <text:p>-21.39036</text:p>
          </table:table-cell>
          <table:table-cell table:formula="of:=[.J51]+[.H52]" office:value-type="float" office:value="-211.75255">
            <text:p>-211.75255</text:p>
          </table:table-cell>
          <table:table-cell table:formula="of:=[.K51]+[.I52]" office:value-type="float" office:value="281.63994">
            <text:p>281.6399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9.26916">
            <text:p>-9.26916</text:p>
          </table:table-cell>
          <table:table-cell office:value-type="float" office:value="-21.39036">
            <text:p>-21.39036</text:p>
          </table:table-cell>
          <table:table-cell table:formula="of:=[.AF51]+[.AD52]" office:value-type="float" office:value="-211.75255">
            <text:p>-211.75255</text:p>
          </table:table-cell>
          <table:table-cell table:formula="of:=[.K52]*-1+400" office:value-type="float" office:value="118.36006">
            <text:p>118.3600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4.27808">
            <text:p>-4.27808</text:p>
          </table:table-cell>
          <table:table-cell office:value-type="float" office:value="-24.24243">
            <text:p>-24.24243</text:p>
          </table:table-cell>
          <table:table-cell table:formula="of:=[.J52]+[.H53]" office:value-type="float" office:value="-216.03063">
            <text:p>-216.03063</text:p>
          </table:table-cell>
          <table:table-cell table:formula="of:=[.K52]+[.I53]" office:value-type="float" office:value="257.39751">
            <text:p>257.3975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4.27808">
            <text:p>-4.27808</text:p>
          </table:table-cell>
          <table:table-cell office:value-type="float" office:value="-24.24243">
            <text:p>-24.24243</text:p>
          </table:table-cell>
          <table:table-cell table:formula="of:=[.AF52]+[.AD53]" office:value-type="float" office:value="-216.03063">
            <text:p>-216.03063</text:p>
          </table:table-cell>
          <table:table-cell table:formula="of:=[.K53]*-1+400" office:value-type="float" office:value="142.60249">
            <text:p>142.6024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.42603">
            <text:p>1.42603</text:p>
          </table:table-cell>
          <table:table-cell office:value-type="float" office:value="-23.52941">
            <text:p>-23.52941</text:p>
          </table:table-cell>
          <table:table-cell table:formula="of:=[.J53]+[.H54]" office:value-type="float" office:value="-214.6046">
            <text:p>-214.6046</text:p>
          </table:table-cell>
          <table:table-cell table:formula="of:=[.K53]+[.I54]" office:value-type="float" office:value="233.8681">
            <text:p>233.868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1.42603">
            <text:p>1.42603</text:p>
          </table:table-cell>
          <table:table-cell office:value-type="float" office:value="-23.52941">
            <text:p>-23.52941</text:p>
          </table:table-cell>
          <table:table-cell table:formula="of:=[.AF53]+[.AD54]" office:value-type="float" office:value="-214.6046">
            <text:p>-214.6046</text:p>
          </table:table-cell>
          <table:table-cell table:formula="of:=[.K54]*-1+400" office:value-type="float" office:value="166.1319">
            <text:p>166.131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.55614">
            <text:p>8.55614</text:p>
          </table:table-cell>
          <table:table-cell office:value-type="float" office:value="-27.09448">
            <text:p>-27.09448</text:p>
          </table:table-cell>
          <table:table-cell table:formula="of:=[.J54]+[.H55]" office:value-type="float" office:value="-206.04846">
            <text:p>-206.04846</text:p>
          </table:table-cell>
          <table:table-cell table:formula="of:=[.K54]+[.I55]" office:value-type="float" office:value="206.77362">
            <text:p>206.7736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8.55614">
            <text:p>8.55614</text:p>
          </table:table-cell>
          <table:table-cell office:value-type="float" office:value="-27.09448">
            <text:p>-27.09448</text:p>
          </table:table-cell>
          <table:table-cell table:formula="of:=[.AF54]+[.AD55]" office:value-type="float" office:value="-206.04846">
            <text:p>-206.04846</text:p>
          </table:table-cell>
          <table:table-cell table:formula="of:=[.K55]*-1+400" office:value-type="float" office:value="193.22638">
            <text:p>193.2263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8.53833">
            <text:p>18.53833</text:p>
          </table:table-cell>
          <table:table-cell office:value-type="float" office:value="-27.80748">
            <text:p>-27.80748</text:p>
          </table:table-cell>
          <table:table-cell table:formula="of:=[.J55]+[.H56]" office:value-type="float" office:value="-187.51013">
            <text:p>-187.51013</text:p>
          </table:table-cell>
          <table:table-cell table:formula="of:=[.K55]+[.I56]" office:value-type="float" office:value="178.96614">
            <text:p>178.9661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18.53833">
            <text:p>18.53833</text:p>
          </table:table-cell>
          <table:table-cell office:value-type="float" office:value="-27.80748">
            <text:p>-27.80748</text:p>
          </table:table-cell>
          <table:table-cell table:formula="of:=[.AF55]+[.AD56]" office:value-type="float" office:value="-187.51013">
            <text:p>-187.51013</text:p>
          </table:table-cell>
          <table:table-cell table:formula="of:=[.K56]*-1+400" office:value-type="float" office:value="221.03386">
            <text:p>221.0338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7.09448">
            <text:p>27.09448</text:p>
          </table:table-cell>
          <table:table-cell office:value-type="float" office:value="-34.22461">
            <text:p>-34.22461</text:p>
          </table:table-cell>
          <table:table-cell table:formula="of:=[.J56]+[.H57]" office:value-type="float" office:value="-160.41565">
            <text:p>-160.41565</text:p>
          </table:table-cell>
          <table:table-cell table:formula="of:=[.K56]+[.I57]" office:value-type="float" office:value="144.74153">
            <text:p>144.74153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27.09448">
            <text:p>27.09448</text:p>
          </table:table-cell>
          <table:table-cell office:value-type="float" office:value="-34.22461">
            <text:p>-34.22461</text:p>
          </table:table-cell>
          <table:table-cell table:formula="of:=[.AF56]+[.AD57]" office:value-type="float" office:value="-160.41565">
            <text:p>-160.41565</text:p>
          </table:table-cell>
          <table:table-cell table:formula="of:=[.K57]*-1+400" office:value-type="float" office:value="255.25847">
            <text:p>255.2584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9.96434">
            <text:p>19.96434</text:p>
          </table:table-cell>
          <table:table-cell office:value-type="float" office:value="-23.52941">
            <text:p>-23.52941</text:p>
          </table:table-cell>
          <table:table-cell table:formula="of:=[.J57]+[.H58]" office:value-type="float" office:value="-140.45131">
            <text:p>-140.45131</text:p>
          </table:table-cell>
          <table:table-cell table:formula="of:=[.K57]+[.I58]" office:value-type="float" office:value="121.21212">
            <text:p>121.2121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19.96434">
            <text:p>19.96434</text:p>
          </table:table-cell>
          <table:table-cell office:value-type="float" office:value="-23.52941">
            <text:p>-23.52941</text:p>
          </table:table-cell>
          <table:table-cell table:formula="of:=[.AF57]+[.AD58]" office:value-type="float" office:value="-140.45131">
            <text:p>-140.45131</text:p>
          </table:table-cell>
          <table:table-cell table:formula="of:=[.K58]*-1+400" office:value-type="float" office:value="278.78788">
            <text:p>278.7878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1.40821">
            <text:p>11.40821</text:p>
          </table:table-cell>
          <table:table-cell office:value-type="float" office:value="-19.96434">
            <text:p>-19.96434</text:p>
          </table:table-cell>
          <table:table-cell table:formula="of:=[.J58]+[.H59]" office:value-type="float" office:value="-129.0431">
            <text:p>-129.0431</text:p>
          </table:table-cell>
          <table:table-cell table:formula="of:=[.K58]+[.I59]" office:value-type="float" office:value="101.24778">
            <text:p>101.24778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11.40821">
            <text:p>11.40821</text:p>
          </table:table-cell>
          <table:table-cell office:value-type="float" office:value="-19.96434">
            <text:p>-19.96434</text:p>
          </table:table-cell>
          <table:table-cell table:formula="of:=[.AF58]+[.AD59]" office:value-type="float" office:value="-129.0431">
            <text:p>-129.0431</text:p>
          </table:table-cell>
          <table:table-cell table:formula="of:=[.K59]*-1+400" office:value-type="float" office:value="298.75222">
            <text:p>298.7522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.31728">
            <text:p>2.31728</text:p>
          </table:table-cell>
          <table:table-cell office:value-type="float" office:value="-13.547244">
            <text:p>-13.547244</text:p>
          </table:table-cell>
          <table:table-cell table:formula="of:=[.J59]+[.H60]" office:value-type="float" office:value="-126.72582">
            <text:p>-126.72582</text:p>
          </table:table-cell>
          <table:table-cell table:formula="of:=[.K59]+[.I60]" office:value-type="float" office:value="87.700536">
            <text:p>87.700536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2.31728">
            <text:p>2.31728</text:p>
          </table:table-cell>
          <table:table-cell office:value-type="float" office:value="-13.547244">
            <text:p>-13.547244</text:p>
          </table:table-cell>
          <table:table-cell table:formula="of:=[.AF59]+[.AD60]" office:value-type="float" office:value="-126.72582">
            <text:p>-126.72582</text:p>
          </table:table-cell>
          <table:table-cell table:formula="of:=[.K60]*-1+400" office:value-type="float" office:value="312.299464">
            <text:p>312.29946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1.96078">
            <text:p>-1.96078</text:p>
          </table:table-cell>
          <table:table-cell office:value-type="float" office:value="-9.625665">
            <text:p>-9.625665</text:p>
          </table:table-cell>
          <table:table-cell table:formula="of:=[.J60]+[.H61]" office:value-type="float" office:value="-128.6866">
            <text:p>-128.6866</text:p>
          </table:table-cell>
          <table:table-cell table:formula="of:=[.K60]+[.I61]" office:value-type="float" office:value="78.074871">
            <text:p>78.07487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1.96078">
            <text:p>-1.96078</text:p>
          </table:table-cell>
          <table:table-cell office:value-type="float" office:value="-9.625665">
            <text:p>-9.625665</text:p>
          </table:table-cell>
          <table:table-cell table:formula="of:=[.AF60]+[.AD61]" office:value-type="float" office:value="-128.6866">
            <text:p>-128.6866</text:p>
          </table:table-cell>
          <table:table-cell table:formula="of:=[.K61]*-1+400" office:value-type="float" office:value="321.925129">
            <text:p>321.92512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6.06062">
            <text:p>-6.06062</text:p>
          </table:table-cell>
          <table:table-cell office:value-type="float" office:value="-7.664877">
            <text:p>-7.664877</text:p>
          </table:table-cell>
          <table:table-cell table:formula="of:=[.J61]+[.H62]" office:value-type="float" office:value="-134.74722">
            <text:p>-134.74722</text:p>
          </table:table-cell>
          <table:table-cell table:formula="of:=[.K61]+[.I62]" office:value-type="float" office:value="70.409994">
            <text:p>70.40999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6.06062">
            <text:p>-6.06062</text:p>
          </table:table-cell>
          <table:table-cell office:value-type="float" office:value="-7.664877">
            <text:p>-7.664877</text:p>
          </table:table-cell>
          <table:table-cell table:formula="of:=[.AF61]+[.AD62]" office:value-type="float" office:value="-134.74722">
            <text:p>-134.74722</text:p>
          </table:table-cell>
          <table:table-cell table:formula="of:=[.K62]*-1+400" office:value-type="float" office:value="329.590006">
            <text:p>329.59000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3.3868">
            <text:p>-3.3868</text:p>
          </table:table-cell>
          <table:table-cell office:value-type="float" office:value="-5.525854">
            <text:p>-5.525854</text:p>
          </table:table-cell>
          <table:table-cell table:formula="of:=[.J62]+[.H63]" office:value-type="float" office:value="-138.13402">
            <text:p>-138.13402</text:p>
          </table:table-cell>
          <table:table-cell table:formula="of:=[.K62]+[.I63]" office:value-type="float" office:value="64.88414">
            <text:p>64.8841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3.3868">
            <text:p>-3.3868</text:p>
          </table:table-cell>
          <table:table-cell office:value-type="float" office:value="-5.525854">
            <text:p>-5.525854</text:p>
          </table:table-cell>
          <table:table-cell table:formula="of:=[.AF62]+[.AD63]" office:value-type="float" office:value="-138.13402">
            <text:p>-138.13402</text:p>
          </table:table-cell>
          <table:table-cell table:formula="of:=[.K63]*-1+400" office:value-type="float" office:value="335.11586">
            <text:p>335.1158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.3173">
            <text:p>2.3173</text:p>
          </table:table-cell>
          <table:table-cell office:value-type="float" office:value="-3.743321">
            <text:p>-3.743321</text:p>
          </table:table-cell>
          <table:table-cell table:formula="of:=[.J63]+[.H64]" office:value-type="float" office:value="-135.81672">
            <text:p>-135.81672</text:p>
          </table:table-cell>
          <table:table-cell table:formula="of:=[.K63]+[.I64]" office:value-type="float" office:value="61.140819">
            <text:p>61.140819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2.3173">
            <text:p>2.3173</text:p>
          </table:table-cell>
          <table:table-cell office:value-type="float" office:value="-3.743321">
            <text:p>-3.743321</text:p>
          </table:table-cell>
          <table:table-cell table:formula="of:=[.AF63]+[.AD64]" office:value-type="float" office:value="-135.81672">
            <text:p>-135.81672</text:p>
          </table:table-cell>
          <table:table-cell table:formula="of:=[.K64]*-1+400" office:value-type="float" office:value="338.859181">
            <text:p>338.85918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.27806">
            <text:p>4.27806</text:p>
          </table:table-cell>
          <table:table-cell office:value-type="float" office:value="-1.604278">
            <text:p>-1.604278</text:p>
          </table:table-cell>
          <table:table-cell table:formula="of:=[.J64]+[.H65]" office:value-type="float" office:value="-131.53866">
            <text:p>-131.53866</text:p>
          </table:table-cell>
          <table:table-cell table:formula="of:=[.K64]+[.I65]" office:value-type="float" office:value="59.536541">
            <text:p>59.53654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4.27806">
            <text:p>4.27806</text:p>
          </table:table-cell>
          <table:table-cell office:value-type="float" office:value="-1.604278">
            <text:p>-1.604278</text:p>
          </table:table-cell>
          <table:table-cell table:formula="of:=[.AF64]+[.AD65]" office:value-type="float" office:value="-131.53866">
            <text:p>-131.53866</text:p>
          </table:table-cell>
          <table:table-cell table:formula="of:=[.K65]*-1+400" office:value-type="float" office:value="340.463459">
            <text:p>340.46345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17827">
            <text:p>0.17827</text:p>
          </table:table-cell>
          <table:table-cell office:value-type="float" office:value="-11.229944">
            <text:p>-11.229944</text:p>
          </table:table-cell>
          <table:table-cell table:formula="of:=[.J65]+[.H66]" office:value-type="float" office:value="-131.36039">
            <text:p>-131.36039</text:p>
          </table:table-cell>
          <table:table-cell table:formula="of:=[.K65]+[.I66]" office:value-type="float" office:value="48.306597">
            <text:p>48.306597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0.17827">
            <text:p>0.17827</text:p>
          </table:table-cell>
          <table:table-cell office:value-type="float" office:value="-11.229944">
            <text:p>-11.229944</text:p>
          </table:table-cell>
          <table:table-cell table:formula="of:=[.AF65]+[.AD66]" office:value-type="float" office:value="-131.36039">
            <text:p>-131.36039</text:p>
          </table:table-cell>
          <table:table-cell table:formula="of:=[.K66]*-1+400" office:value-type="float" office:value="351.693403">
            <text:p>351.69340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0.71301">
            <text:p>-0.71301</text:p>
          </table:table-cell>
          <table:table-cell office:value-type="float" office:value="-12.121216">
            <text:p>-12.121216</text:p>
          </table:table-cell>
          <table:table-cell table:formula="of:=[.J66]+[.H67]" office:value-type="float" office:value="-132.0734">
            <text:p>-132.0734</text:p>
          </table:table-cell>
          <table:table-cell table:formula="of:=[.K66]+[.I67]" office:value-type="float" office:value="36.185381">
            <text:p>36.18538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0.71301">
            <text:p>-0.71301</text:p>
          </table:table-cell>
          <table:table-cell office:value-type="float" office:value="-12.121216">
            <text:p>-12.121216</text:p>
          </table:table-cell>
          <table:table-cell table:formula="of:=[.AF66]+[.AD67]" office:value-type="float" office:value="-132.0734">
            <text:p>-132.0734</text:p>
          </table:table-cell>
          <table:table-cell table:formula="of:=[.K67]*-1+400" office:value-type="float" office:value="363.814619">
            <text:p>363.81461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2.49555">
            <text:p>-2.49555</text:p>
          </table:table-cell>
          <table:table-cell office:value-type="float" office:value="-10.338683">
            <text:p>-10.338683</text:p>
          </table:table-cell>
          <table:table-cell table:formula="of:=[.J67]+[.H68]" office:value-type="float" office:value="-134.56895">
            <text:p>-134.56895</text:p>
          </table:table-cell>
          <table:table-cell table:formula="of:=[.K67]+[.I68]" office:value-type="float" office:value="25.846698">
            <text:p>25.846698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2.49555">
            <text:p>-2.49555</text:p>
          </table:table-cell>
          <table:table-cell office:value-type="float" office:value="-10.338683">
            <text:p>-10.338683</text:p>
          </table:table-cell>
          <table:table-cell table:formula="of:=[.AF67]+[.AD68]" office:value-type="float" office:value="-134.56895">
            <text:p>-134.56895</text:p>
          </table:table-cell>
          <table:table-cell table:formula="of:=[.K68]*-1+400" office:value-type="float" office:value="374.153302">
            <text:p>374.15330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2.57059">
            <text:p>-2.57059</text:p>
          </table:table-cell>
          <table:table-cell office:value-type="float" office:value="-9.588131">
            <text:p>-9.588131</text:p>
          </table:table-cell>
          <table:table-cell table:formula="of:=[.J68]+[.H69]" office:value-type="float" office:value="-137.13954">
            <text:p>-137.13954</text:p>
          </table:table-cell>
          <table:table-cell table:formula="of:=[.K68]+[.I69]" office:value-type="float" office:value="16.258567">
            <text:p>16.258567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2.57059">
            <text:p>-2.57059</text:p>
          </table:table-cell>
          <table:table-cell office:value-type="float" office:value="-9.588131">
            <text:p>-9.588131</text:p>
          </table:table-cell>
          <table:table-cell table:formula="of:=[.AF68]+[.AD69]" office:value-type="float" office:value="-137.13954">
            <text:p>-137.13954</text:p>
          </table:table-cell>
          <table:table-cell table:formula="of:=[.K69]*-1+400" office:value-type="float" office:value="383.741433">
            <text:p>383.74143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2.95525">
            <text:p>-2.95525</text:p>
          </table:table-cell>
          <table:table-cell office:value-type="float" office:value="-11.623986">
            <text:p>-11.623986</text:p>
          </table:table-cell>
          <table:table-cell table:formula="of:=[.J69]+[.H70]" office:value-type="float" office:value="-140.09479">
            <text:p>-140.09479</text:p>
          </table:table-cell>
          <table:table-cell table:formula="of:=[.K69]+[.I70]" office:value-type="float" office:value="4.63458099999999">
            <text:p>4.63458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2.95525">
            <text:p>-2.95525</text:p>
          </table:table-cell>
          <table:table-cell office:value-type="float" office:value="-11.623986">
            <text:p>-11.623986</text:p>
          </table:table-cell>
          <table:table-cell table:formula="of:=[.AF69]+[.AD70]" office:value-type="float" office:value="-140.09479">
            <text:p>-140.09479</text:p>
          </table:table-cell>
          <table:table-cell table:formula="of:=[.K70]*-1+400" office:value-type="float" office:value="395.365419">
            <text:p>395.36541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0.89127">
            <text:p>-0.89127</text:p>
          </table:table-cell>
          <table:table-cell office:value-type="float" office:value="-12.2994644">
            <text:p>-12.2994644</text:p>
          </table:table-cell>
          <table:table-cell table:formula="of:=[.J70]+[.H71]" office:value-type="float" office:value="-140.98606">
            <text:p>-140.98606</text:p>
          </table:table-cell>
          <table:table-cell table:formula="of:=[.K70]+[.I71]" office:value-type="float" office:value="-7.66488340000001">
            <text:p>-7.664883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0.89127">
            <text:p>-0.89127</text:p>
          </table:table-cell>
          <table:table-cell office:value-type="float" office:value="-12.2994644">
            <text:p>-12.2994644</text:p>
          </table:table-cell>
          <table:table-cell table:formula="of:=[.AF70]+[.AD71]" office:value-type="float" office:value="-140.98606">
            <text:p>-140.98606</text:p>
          </table:table-cell>
          <table:table-cell table:formula="of:=[.K71]*-1+400" office:value-type="float" office:value="407.6648834">
            <text:p>407.664883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17825">
            <text:p>0.17825</text:p>
          </table:table-cell>
          <table:table-cell office:value-type="float" office:value="-11.7647006">
            <text:p>-11.7647006</text:p>
          </table:table-cell>
          <table:table-cell table:formula="of:=[.J71]+[.H72]" office:value-type="float" office:value="-140.80781">
            <text:p>-140.80781</text:p>
          </table:table-cell>
          <table:table-cell table:formula="of:=[.K71]+[.I72]" office:value-type="float" office:value="-19.429584">
            <text:p>-19.42958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0.17825">
            <text:p>0.17825</text:p>
          </table:table-cell>
          <table:table-cell office:value-type="float" office:value="-11.7647006">
            <text:p>-11.7647006</text:p>
          </table:table-cell>
          <table:table-cell table:formula="of:=[.AF71]+[.AD72]" office:value-type="float" office:value="-140.80781">
            <text:p>-140.80781</text:p>
          </table:table-cell>
          <table:table-cell table:formula="of:=[.K72]*-1+400" office:value-type="float" office:value="419.429584">
            <text:p>419.42958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.67379">
            <text:p>2.67379</text:p>
          </table:table-cell>
          <table:table-cell office:value-type="float" office:value="-10.695192">
            <text:p>-10.695192</text:p>
          </table:table-cell>
          <table:table-cell table:formula="of:=[.J72]+[.H73]" office:value-type="float" office:value="-138.13402">
            <text:p>-138.13402</text:p>
          </table:table-cell>
          <table:table-cell table:formula="of:=[.K72]+[.I73]" office:value-type="float" office:value="-30.124776">
            <text:p>-30.124776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2.67379">
            <text:p>2.67379</text:p>
          </table:table-cell>
          <table:table-cell office:value-type="float" office:value="-10.695192">
            <text:p>-10.695192</text:p>
          </table:table-cell>
          <table:table-cell table:formula="of:=[.AF72]+[.AD73]" office:value-type="float" office:value="-138.13402">
            <text:p>-138.13402</text:p>
          </table:table-cell>
          <table:table-cell table:formula="of:=[.K73]*-1+400" office:value-type="float" office:value="430.124776">
            <text:p>430.12477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.74332">
            <text:p>3.74332</text:p>
          </table:table-cell>
          <table:table-cell office:value-type="float" office:value="-6.951872">
            <text:p>-6.951872</text:p>
          </table:table-cell>
          <table:table-cell table:formula="of:=[.J73]+[.H74]" office:value-type="float" office:value="-134.3907">
            <text:p>-134.3907</text:p>
          </table:table-cell>
          <table:table-cell table:formula="of:=[.K73]+[.I74]" office:value-type="float" office:value="-37.076648">
            <text:p>-37.076648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3.74332">
            <text:p>3.74332</text:p>
          </table:table-cell>
          <table:table-cell office:value-type="float" office:value="-6.951872">
            <text:p>-6.951872</text:p>
          </table:table-cell>
          <table:table-cell table:formula="of:=[.AF73]+[.AD74]" office:value-type="float" office:value="-134.3907">
            <text:p>-134.3907</text:p>
          </table:table-cell>
          <table:table-cell table:formula="of:=[.K74]*-1+400" office:value-type="float" office:value="437.076648">
            <text:p>437.07664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.49555">
            <text:p>2.49555</text:p>
          </table:table-cell>
          <table:table-cell office:value-type="float" office:value="-2.139036">
            <text:p>-2.139036</text:p>
          </table:table-cell>
          <table:table-cell table:formula="of:=[.J74]+[.H75]" office:value-type="float" office:value="-131.89515">
            <text:p>-131.89515</text:p>
          </table:table-cell>
          <table:table-cell table:formula="of:=[.K74]+[.I75]" office:value-type="float" office:value="-39.215684">
            <text:p>-39.215684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2.49555">
            <text:p>2.49555</text:p>
          </table:table-cell>
          <table:table-cell office:value-type="float" office:value="-2.139036">
            <text:p>-2.139036</text:p>
          </table:table-cell>
          <table:table-cell table:formula="of:=[.AF74]+[.AD75]" office:value-type="float" office:value="-131.89515">
            <text:p>-131.89515</text:p>
          </table:table-cell>
          <table:table-cell table:formula="of:=[.K75]*-1+400" office:value-type="float" office:value="439.215684">
            <text:p>439.21568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.06951">
            <text:p>1.06951</text:p>
          </table:table-cell>
          <table:table-cell office:value-type="float" office:value="-5.169338">
            <text:p>-5.169338</text:p>
          </table:table-cell>
          <table:table-cell table:formula="of:=[.J75]+[.H76]" office:value-type="float" office:value="-130.82564">
            <text:p>-130.82564</text:p>
          </table:table-cell>
          <table:table-cell table:formula="of:=[.K75]+[.I76]" office:value-type="float" office:value="-44.385022">
            <text:p>-44.385022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1.06951">
            <text:p>1.06951</text:p>
          </table:table-cell>
          <table:table-cell office:value-type="float" office:value="-5.169338">
            <text:p>-5.169338</text:p>
          </table:table-cell>
          <table:table-cell table:formula="of:=[.AF75]+[.AD76]" office:value-type="float" office:value="-130.82564">
            <text:p>-130.82564</text:p>
          </table:table-cell>
          <table:table-cell table:formula="of:=[.K76]*-1+400" office:value-type="float" office:value="444.385022">
            <text:p>444.38502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-3.92158">
            <text:p>-3.92158</text:p>
          </table:table-cell>
          <table:table-cell office:value-type="float" office:value="-2.495545">
            <text:p>-2.495545</text:p>
          </table:table-cell>
          <table:table-cell table:formula="of:=[.J76]+[.H77]" office:value-type="float" office:value="-134.74722">
            <text:p>-134.74722</text:p>
          </table:table-cell>
          <table:table-cell table:formula="of:=[.K76]+[.I77]" office:value-type="float" office:value="-46.880567">
            <text:p>-46.880567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-3.92158">
            <text:p>-3.92158</text:p>
          </table:table-cell>
          <table:table-cell office:value-type="float" office:value="-2.495545">
            <text:p>-2.495545</text:p>
          </table:table-cell>
          <table:table-cell table:formula="of:=[.AF76]+[.AD77]" office:value-type="float" office:value="-134.74722">
            <text:p>-134.74722</text:p>
          </table:table-cell>
          <table:table-cell table:formula="of:=[.K77]*-1+400" office:value-type="float" office:value="446.880567">
            <text:p>446.8805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17827">
            <text:p>0.17827</text:p>
          </table:table-cell>
          <table:table-cell office:value-type="float" office:value="-3.743314">
            <text:p>-3.743314</text:p>
          </table:table-cell>
          <table:table-cell table:formula="of:=[.J77]+[.H78]" office:value-type="float" office:value="-134.56895">
            <text:p>-134.56895</text:p>
          </table:table-cell>
          <table:table-cell table:formula="of:=[.K77]+[.I78]" office:value-type="float" office:value="-50.623881">
            <text:p>-50.62388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0.17827">
            <text:p>0.17827</text:p>
          </table:table-cell>
          <table:table-cell office:value-type="float" office:value="-3.743314">
            <text:p>-3.743314</text:p>
          </table:table-cell>
          <table:table-cell table:formula="of:=[.AF77]+[.AD78]" office:value-type="float" office:value="-134.56895">
            <text:p>-134.56895</text:p>
          </table:table-cell>
          <table:table-cell table:formula="of:=[.K78]*-1+400" office:value-type="float" office:value="450.623881">
            <text:p>450.62388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.55615">
            <text:p>8.55615</text:p>
          </table:table-cell>
          <table:table-cell office:value-type="float" office:value="-11.764707">
            <text:p>-11.764707</text:p>
          </table:table-cell>
          <table:table-cell table:formula="of:=[.J78]+[.H79]" office:value-type="float" office:value="-126.0128">
            <text:p>-126.0128</text:p>
          </table:table-cell>
          <table:table-cell table:formula="of:=[.K78]+[.I79]" office:value-type="float" office:value="-62.388588">
            <text:p>-62.388588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8.55615">
            <text:p>8.55615</text:p>
          </table:table-cell>
          <table:table-cell office:value-type="float" office:value="-11.764707">
            <text:p>-11.764707</text:p>
          </table:table-cell>
          <table:table-cell table:formula="of:=[.AF78]+[.AD79]" office:value-type="float" office:value="-126.0128">
            <text:p>-126.0128</text:p>
          </table:table-cell>
          <table:table-cell table:formula="of:=[.K79]*-1+400" office:value-type="float" office:value="462.388588">
            <text:p>462.38858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.09092">
            <text:p>9.09092</text:p>
          </table:table-cell>
          <table:table-cell office:value-type="float" office:value="-13.547241">
            <text:p>-13.547241</text:p>
          </table:table-cell>
          <table:table-cell table:formula="of:=[.J79]+[.H80]" office:value-type="float" office:value="-116.92188">
            <text:p>-116.92188</text:p>
          </table:table-cell>
          <table:table-cell table:formula="of:=[.K79]+[.I80]" office:value-type="float" office:value="-75.935829">
            <text:p>-75.935829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13"/>
          <table:table-cell office:value-type="float" office:value="9.09092">
            <text:p>9.09092</text:p>
          </table:table-cell>
          <table:table-cell office:value-type="float" office:value="-13.547241">
            <text:p>-13.547241</text:p>
          </table:table-cell>
          <table:table-cell table:formula="of:=[.AF79]+[.AD80]" office:value-type="float" office:value="-116.92188">
            <text:p>-116.92188</text:p>
          </table:table-cell>
          <table:table-cell table:formula="of:=[.K80]*-1+400" office:value-type="float" office:value="475.935829">
            <text:p>475.93582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4"/>
          <table:table-cell/>
          <table:table-cell table:number-columns-repeated="4"/>
          <table:table-cell table:number-columns-repeated="24"/>
        </table:table-row>
        <table:table-row table:style-name="ro1">
          <table:table-cell table:number-columns-repeated="9"/>
          <table:table-cell table:number-columns-repeated="2"/>
          <table:table-cell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4"/>
          <table:table-cell table:number-columns-repeated="24"/>
        </table:table-row>
        <table:table-row table:style-name="ro1">
          <table:table-cell table:number-columns-repeated="12"/>
          <table:table-cell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 style:data-style-name="N2" text:time-value="0000-00-00T22:26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21:17:08</meta:creation-date>
    <dc:date>2012-10-11T23:41:11</dc:date>
    <meta:editing-duration>PT1H12M49S</meta:editing-duration>
    <meta:editing-cycles>12</meta:editing-cycles>
    <meta:generator>LibreOffice/3.6$Linux_X86_64 LibreOffice_project/360m1$Build-2</meta:generator>
    <meta:document-statistic meta:table-count="1" meta:cell-count="1717" meta:object-count="0"/>
  </office:meta>
</office:document-meta>
</file>